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Bookman Old Style" svg:font-family="Bookman Old Style" style:font-family-generic="roman" style:font-pitch="variable" svg:panose-1="2 5 6 4 5 5 5 2 2 4"/>
  </office:font-face-decl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En-têtedetabledesmatières1" style:family="paragraph">
      <style:paragraph-properties fo:text-align="justify"/>
    </style:style>
    <style:style style:name="P16" style:parent-style-name="TM1" style:family="paragraph">
      <style:paragraph-properties>
        <style:tab-stops>
          <style:tab-stop style:type="right" style:leader-style="dotted" style:leader-text="." style:position="6.293in"/>
        </style:tab-stops>
      </style:paragraph-properties>
    </style:style>
    <style:style style:name="P1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Policepardéfaut" style:family="text">
      <style:text-properties style:font-name="Calibri" style:font-name-asian="Times New Roman" style:font-name-complex="Times New Roman"/>
    </style:style>
    <style:style style:name="P1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0" style:parent-style-name="Policepardéfaut" style:family="text">
      <style:text-properties style:font-name="Calibri" style:font-name-asian="Times New Roman" style:font-name-complex="Times New Roman"/>
    </style:style>
    <style:style style:name="P2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2" style:parent-style-name="Policepardéfaut" style:family="text">
      <style:text-properties style:font-name="Calibri" style:font-name-asian="Times New Roman" style:font-name-complex="Times New Roman"/>
    </style:style>
    <style:style style:name="P2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4" style:parent-style-name="Policepardéfaut" style:family="text">
      <style:text-properties style:font-name="Calibri" style:font-name-asian="Times New Roman" style:font-name-complex="Times New Roman"/>
    </style:style>
    <style:style style:name="P2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6" style:parent-style-name="Policepardéfaut" style:family="text">
      <style:text-properties style:font-name="Calibri" style:font-name-asian="Times New Roman" style:font-name-complex="Times New Roman"/>
    </style:style>
    <style:style style:name="P2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8" style:parent-style-name="Policepardéfaut" style:family="text">
      <style:text-properties style:font-name="Calibri" style:font-name-asian="Times New Roman" style:font-name-complex="Times New Roman"/>
    </style:style>
    <style:style style:name="P2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0" style:parent-style-name="Policepardéfaut" style:family="text">
      <style:text-properties style:font-name="Calibri" style:font-name-asian="Times New Roman" style:font-name-complex="Times New Roman"/>
    </style:style>
    <style:style style:name="P3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2" style:parent-style-name="Policepardéfaut" style:family="text">
      <style:text-properties style:font-name="Calibri" style:font-name-asian="Times New Roman" style:font-name-complex="Times New Roman"/>
    </style:style>
    <style:style style:name="P3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4" style:parent-style-name="Policepardéfaut" style:family="text">
      <style:text-properties style:font-name="Calibri" style:font-name-asian="Times New Roman" style:font-name-complex="Times New Roman"/>
    </style:style>
    <style:style style:name="P3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6" style:parent-style-name="Policepardéfaut" style:family="text">
      <style:text-properties style:font-name="Calibri" style:font-name-asian="Times New Roman" style:font-name-complex="Times New Roman"/>
    </style:style>
    <style:style style:name="P3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8" style:parent-style-name="Policepardéfaut" style:family="text">
      <style:text-properties style:font-name="Calibri" style:font-name-asian="Times New Roman" style:font-name-complex="Times New Roman"/>
    </style:style>
    <style:style style:name="P3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0" style:parent-style-name="Policepardéfaut" style:family="text">
      <style:text-properties style:font-name="Calibri" style:font-name-asian="Times New Roman" style:font-name-complex="Times New Roman"/>
    </style:style>
    <style:style style:name="P4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2" style:parent-style-name="Policepardéfaut" style:family="text">
      <style:text-properties style:font-name="Calibri" style:font-name-asian="Times New Roman" style:font-name-complex="Times New Roman"/>
    </style:style>
    <style:style style:name="P4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4" style:parent-style-name="Policepardéfaut" style:family="text">
      <style:text-properties style:font-name="Calibri" style:font-name-asian="Times New Roman" style:font-name-complex="Times New Roman"/>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7" style:parent-style-name="Policepardéfaut" style:family="text">
      <style:text-properties style:font-name="Calibri" style:font-name-asian="Times New Roman" style:font-name-complex="Times New Roman"/>
    </style:style>
    <style:style style:name="P4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9" style:parent-style-name="Policepardéfaut" style:family="text">
      <style:text-properties style:font-name="Calibri" style:font-name-asian="Times New Roman" style:font-name-complex="Times New Roman"/>
    </style:style>
    <style:style style:name="P5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1" style:parent-style-name="Policepardéfaut" style:family="text">
      <style:text-properties style:font-name="Calibri" style:font-name-asian="Times New Roman" style:font-name-complex="Times New Roman"/>
    </style:style>
    <style:style style:name="P5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3" style:parent-style-name="Policepardéfaut" style:family="text">
      <style:text-properties style:font-name="Calibri" style:font-name-asian="Times New Roman" style:font-name-complex="Times New Roman"/>
    </style:style>
    <style:style style:name="P5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5" style:parent-style-name="Policepardéfaut" style:family="text">
      <style:text-properties style:font-name="Calibri" style:font-name-asian="Times New Roman" style:font-name-complex="Times New Roman"/>
    </style:style>
    <style:style style:name="P56"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7" style:parent-style-name="Policepardéfaut" style:family="text">
      <style:text-properties style:font-name="Calibri" style:font-name-asian="Times New Roman" style:font-name-complex="Times New Roman"/>
    </style:style>
    <style:style style:name="P5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9" style:parent-style-name="Policepardéfaut" style:family="text">
      <style:text-properties style:font-name="Calibri" style:font-name-asian="Times New Roman" style:font-name-complex="Times New Roman"/>
    </style:style>
    <style:style style:name="P6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1" style:parent-style-name="Policepardéfaut" style:family="text">
      <style:text-properties style:font-name="Calibri" style:font-name-asian="Times New Roman" style:font-name-complex="Times New Roman"/>
    </style:style>
    <style:style style:name="P6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3" style:parent-style-name="Policepardéfaut" style:family="text">
      <style:text-properties style:font-name="Calibri" style:font-name-asian="Times New Roman" style:font-name-complex="Times New Roman"/>
    </style:style>
    <style:style style:name="P6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5" style:parent-style-name="Policepardéfaut" style:family="text">
      <style:text-properties style:font-name="Calibri" style:font-name-asian="Times New Roman" style:font-name-complex="Times New Roman"/>
    </style:style>
    <style:style style:name="P66"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7" style:parent-style-name="Policepardéfaut" style:family="text">
      <style:text-properties style:font-name="Calibri" style:font-name-asian="Times New Roman" style:font-name-complex="Times New Roman"/>
    </style:style>
    <style:style style:name="P68"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9" style:parent-style-name="Policepardéfaut" style:family="text">
      <style:text-properties style:font-name="Calibri" style:font-name-asian="Times New Roman" style:font-name-complex="Times New Roman"/>
    </style:style>
    <style:style style:name="P70" style:parent-style-name="TM2" style:family="paragraph">
      <style:paragraph-properties>
        <style:tab-stops>
          <style:tab-stop style:type="left" style:position="0.6111in"/>
          <style:tab-stop style:type="right" style:leader-style="dotted" style:leader-text="." style:position="6.1402in"/>
        </style:tab-stops>
      </style:paragraph-properties>
    </style:style>
    <style:style style:name="T71" style:parent-style-name="Policepardéfaut" style:family="text">
      <style:text-properties style:font-name="Calibri" style:font-name-asian="Times New Roman" style:font-name-complex="Times New Roman"/>
    </style:style>
    <style:style style:name="P7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73" style:parent-style-name="Policepardéfaut" style:family="text">
      <style:text-properties style:font-name="Calibri" style:font-name-asian="Times New Roman" style:font-name-complex="Times New Roman"/>
    </style:style>
    <style:style style:name="P7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75" style:parent-style-name="Policepardéfaut" style:family="text">
      <style:text-properties style:font-name="Calibri" style:font-name-asian="Times New Roman" style:font-name-complex="Times New Roman"/>
    </style:style>
    <style:style style:name="P76"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77" style:parent-style-name="Policepardéfaut" style:family="text">
      <style:text-properties style:font-name="Calibri" style:font-name-asian="Times New Roman" style:font-name-complex="Times New Roman"/>
    </style:style>
    <style:style style:name="P78" style:parent-style-name="TM2" style:family="paragraph">
      <style:paragraph-properties>
        <style:tab-stops>
          <style:tab-stop style:type="right" style:leader-style="dotted" style:leader-text="." style:position="6.1402in"/>
        </style:tab-stops>
      </style:paragraph-properties>
    </style:style>
    <style:style style:name="P79" style:parent-style-name="TM2" style:family="paragraph">
      <style:paragraph-properties>
        <style:tab-stops>
          <style:tab-stop style:type="right" style:leader-style="dotted" style:leader-text="." style:position="6.1402in"/>
        </style:tab-stops>
      </style:paragraph-properties>
    </style:style>
    <style:style style:name="P80" style:parent-style-name="TM2" style:family="paragraph">
      <style:paragraph-properties>
        <style:tab-stops>
          <style:tab-stop style:type="right" style:leader-style="dotted" style:leader-text="." style:position="6.1402in"/>
        </style:tab-stops>
      </style:paragraph-properties>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2" style:family="paragraph">
      <style:paragraph-properties>
        <style:tab-stops>
          <style:tab-stop style:type="right" style:leader-style="dotted" style:leader-text="." style:position="6.1402in"/>
        </style:tab-stops>
      </style:paragraph-properties>
    </style:style>
    <style:style style:name="P83" style:parent-style-name="TM2" style:family="paragraph">
      <style:paragraph-properties>
        <style:tab-stops>
          <style:tab-stop style:type="right" style:leader-style="dotted" style:leader-text="." style:position="6.1402in"/>
        </style:tab-stops>
      </style:paragraph-properties>
    </style:style>
    <style:style style:name="P84" style:parent-style-name="TM2" style:family="paragraph">
      <style:paragraph-properties>
        <style:tab-stops>
          <style:tab-stop style:type="right" style:leader-style="dotted" style:leader-text="." style:position="6.1402in"/>
        </style:tab-stops>
      </style:paragraph-properties>
    </style:style>
    <style:style style:name="P85" style:parent-style-name="TM2" style:family="paragraph">
      <style:paragraph-properties>
        <style:tab-stops>
          <style:tab-stop style:type="right" style:leader-style="dotted" style:leader-text="." style:position="6.1402in"/>
        </style:tab-stops>
      </style:paragraph-properties>
    </style:style>
    <style:style style:name="P86" style:parent-style-name="TM2" style:family="paragraph">
      <style:paragraph-properties>
        <style:tab-stops>
          <style:tab-stop style:type="right" style:leader-style="dotted" style:leader-text="." style:position="6.1402in"/>
        </style:tab-stops>
      </style:paragraph-properties>
    </style:style>
    <style:style style:name="P8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88" style:parent-style-name="Policepardéfaut" style:family="text">
      <style:text-properties style:font-name="Calibri" style:font-name-asian="Times New Roman" style:font-name-complex="Times New Roman"/>
    </style:style>
    <style:style style:name="P89" style:parent-style-name="TM2" style:family="paragraph">
      <style:paragraph-properties>
        <style:tab-stops>
          <style:tab-stop style:type="right" style:leader-style="dotted" style:leader-text="." style:position="6.1402in"/>
        </style:tab-stops>
      </style:paragraph-properties>
    </style:style>
    <style:style style:name="P90" style:parent-style-name="TM2" style:family="paragraph">
      <style:paragraph-properties>
        <style:tab-stops>
          <style:tab-stop style:type="right" style:leader-style="dotted" style:leader-text="." style:position="6.1402in"/>
        </style:tab-stops>
      </style:paragraph-properties>
    </style:style>
    <style:style style:name="P91" style:parent-style-name="TM2" style:family="paragraph">
      <style:paragraph-properties>
        <style:tab-stops>
          <style:tab-stop style:type="right" style:leader-style="dotted" style:leader-text="." style:position="6.1402in"/>
        </style:tab-stops>
      </style:paragraph-properties>
    </style:style>
    <style:style style:name="P9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93" style:parent-style-name="Policepardéfaut" style:family="text">
      <style:text-properties style:font-name="Calibri" style:font-name-asian="Times New Roman" style:font-name-complex="Times New Roman"/>
    </style:style>
    <style:style style:name="P94" style:parent-style-name="TM2" style:family="paragraph">
      <style:paragraph-properties>
        <style:tab-stops>
          <style:tab-stop style:type="right" style:leader-style="dotted" style:leader-text="." style:position="6.1402in"/>
        </style:tab-stops>
      </style:paragraph-properties>
    </style:style>
    <style:style style:name="P95" style:parent-style-name="TM2" style:family="paragraph">
      <style:paragraph-properties>
        <style:tab-stops>
          <style:tab-stop style:type="right" style:leader-style="dotted" style:leader-text="." style:position="6.1402in"/>
        </style:tab-stops>
      </style:paragraph-properties>
    </style:style>
    <style:style style:name="P9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97" style:parent-style-name="Policepardéfaut" style:family="text">
      <style:text-properties style:font-name="Calibri" style:font-name-asian="Times New Roman" style:font-name-complex="Times New Roman"/>
    </style:style>
    <style:style style:name="P98" style:parent-style-name="TM2" style:family="paragraph">
      <style:paragraph-properties>
        <style:tab-stops>
          <style:tab-stop style:type="right" style:leader-style="dotted" style:leader-text="." style:position="6.1402in"/>
        </style:tab-stops>
      </style:paragraph-properties>
    </style:style>
    <style:style style:name="P99" style:parent-style-name="TM2" style:family="paragraph">
      <style:paragraph-properties>
        <style:tab-stops>
          <style:tab-stop style:type="right" style:leader-style="dotted" style:leader-text="." style:position="6.1402in"/>
        </style:tab-stops>
      </style:paragraph-properties>
    </style:style>
    <style:style style:name="P10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01" style:parent-style-name="Policepardéfaut" style:family="text">
      <style:text-properties style:font-name="Calibri" style:font-name-asian="Times New Roman" style:font-name-complex="Times New Roman"/>
    </style:style>
    <style:style style:name="P10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03" style:parent-style-name="Policepardéfaut" style:family="text">
      <style:text-properties style:font-name="Calibri" style:font-name-asian="Times New Roman" style:font-name-complex="Times New Roman"/>
    </style:style>
    <style:style style:name="P104" style:parent-style-name="Normal" style:family="paragraph">
      <style:paragraph-properties fo:text-align="justify"/>
    </style:style>
    <style:style style:name="P10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6" style:parent-style-name="Normal" style:family="paragraph">
      <style:paragraph-properties fo:break-before="page" fo:text-indent="0.4916in"/>
    </style:style>
    <style:style style:name="P107" style:parent-style-name="Normal" style:family="paragraph">
      <style:paragraph-properties fo:break-before="page"/>
    </style:style>
    <style:style style:name="P108" style:parent-style-name="Titre1" style:family="paragraph">
      <style:text-properties fo:language="en" fo:country="GB"/>
    </style:style>
    <style:style style:name="P109" style:parent-style-name="Normal" style:family="paragraph">
      <style:text-properties fo:language="en" fo:country="GB"/>
    </style:style>
    <style:style style:name="P110" style:parent-style-name="Normal" style:family="paragraph">
      <style:text-properties fo:language="en" fo:country="GB"/>
    </style:style>
    <style:style style:name="P111" style:parent-style-name="Normal" style:family="paragraph">
      <style:paragraph-properties fo:text-align="justify"/>
      <style:text-properties fo:language="en" fo:country="GB"/>
    </style:style>
    <style:style style:name="P112" style:parent-style-name="Normal" style:family="paragraph">
      <style:paragraph-properties fo:text-align="justify"/>
      <style:text-properties fo:language="en" fo:country="GB"/>
    </style:style>
    <style:style style:name="P113" style:parent-style-name="Normal" style:family="paragraph">
      <style:paragraph-properties fo:text-align="justify"/>
    </style:style>
    <style:style style:name="T114" style:parent-style-name="Policepardéfaut" style:family="text">
      <style:text-properties fo:language="en" fo:country="GB"/>
    </style:style>
    <style:style style:name="T115" style:parent-style-name="Policepardéfaut" style:family="text">
      <style:text-properties fo:language="en" fo:country="GB"/>
    </style:style>
    <style:style style:name="P116" style:parent-style-name="Normal" style:family="paragraph">
      <style:paragraph-properties fo:break-before="page"/>
      <style:text-properties fo:hyphenate="true"/>
    </style:style>
    <style:style style:name="P117" style:parent-style-name="Normal" style:family="paragraph">
      <style:paragraph-properties fo:text-align="center"/>
    </style:style>
    <style:style style:name="T118"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11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20" style:parent-style-name="Normal" style:family="paragraph">
      <style:paragraph-properties fo:text-align="center" fo:margin-bottom="0in"/>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21" style:parent-style-name="Titre1" style:family="paragraph">
      <style:paragraph-properties fo:break-before="page"/>
    </style:style>
    <style:style style:name="P122" style:parent-style-name="Normal" style:family="paragraph">
      <style:paragraph-properties fo:text-align="justify"/>
    </style:style>
    <style:style style:name="T1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T139" style:parent-style-name="Policepardéfaut" style:family="text">
      <style:text-properties fo:language="fr"/>
    </style:style>
    <style:style style:name="P140" style:parent-style-name="Normal" style:family="paragraph">
      <style:paragraph-properties fo:text-align="justify"/>
    </style:style>
    <style:style style:name="P141" style:parent-style-name="Normal" style:family="paragraph">
      <style:paragraph-properties fo:break-before="page"/>
      <style:text-properties fo:hyphenate="true"/>
    </style:style>
    <style:style style:name="P142" style:parent-style-name="Titre2" style:family="paragraph"/>
    <style:style style:name="P143" style:parent-style-name="Normal" style:family="paragraph">
      <style:paragraph-properties fo:break-before="page"/>
      <style:text-properties fo:hyphenate="true"/>
    </style:style>
    <style:style style:name="P144" style:parent-style-name="Titre2" style:family="paragraph"/>
    <style:style style:name="P145" style:parent-style-name="Normal" style:family="paragraph">
      <style:paragraph-properties fo:break-before="page"/>
      <style:text-properties fo:hyphenate="true"/>
    </style:style>
    <style:style style:name="P146" style:parent-style-name="Titre2" style:family="paragraph"/>
    <style:style style:name="P147" style:parent-style-name="Normal" style:family="paragraph">
      <style:paragraph-properties fo:break-before="page"/>
      <style:text-properties fo:hyphenate="true"/>
    </style:style>
    <style:style style:name="P148" style:parent-style-name="Titre2" style:family="paragraph"/>
    <style:style style:name="P149" style:parent-style-name="Normal" style:family="paragraph">
      <style:paragraph-properties fo:break-before="page"/>
      <style:text-properties fo:hyphenate="true"/>
    </style:style>
    <style:style style:name="P150" style:parent-style-name="Titre2" style:family="paragraph"/>
    <style:style style:name="P151" style:parent-style-name="Normal" style:family="paragraph">
      <style:paragraph-properties fo:break-before="page"/>
      <style:text-properties fo:hyphenate="true"/>
    </style:style>
    <style:style style:name="P152" style:parent-style-name="Titre2" style:family="paragraph"/>
    <style:style style:name="P153" style:parent-style-name="Normal" style:family="paragraph">
      <style:paragraph-properties fo:break-before="page"/>
      <style:text-properties fo:hyphenate="true"/>
    </style:style>
    <style:style style:name="P154" style:parent-style-name="Titre2" style:family="paragraph"/>
    <style:style style:name="P155" style:parent-style-name="Normal" style:family="paragraph">
      <style:paragraph-properties fo:break-before="page"/>
      <style:text-properties fo:hyphenate="true"/>
    </style:style>
    <style:style style:name="P156" style:parent-style-name="Titre2" style:family="paragraph"/>
    <style:style style:name="P157" style:parent-style-name="Normal" style:family="paragraph">
      <style:text-properties fo:hyphenate="true"/>
    </style:style>
    <style:style style:name="P158" style:parent-style-name="Normal" style:family="paragraph">
      <style:paragraph-properties fo:break-before="page"/>
      <style:text-properties fo:hyphenate="true"/>
    </style:style>
    <style:style style:name="P159" style:parent-style-name="Normal" style:family="paragraph">
      <style:paragraph-properties fo:text-align="center"/>
    </style:style>
    <style:style style:name="T16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161"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62" style:parent-style-name="Normal" style:family="paragraph">
      <style:paragraph-properties fo:text-align="center"/>
      <style:text-properties fo:hyphenate="true"/>
    </style:style>
    <style:style style:name="T163"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164" style:parent-style-name="Titre1" style:family="paragraph">
      <style:paragraph-properties fo:break-before="page"/>
    </style:style>
    <style:style style:name="P16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text-properties fo:hyphenate="true"/>
    </style:style>
    <style:style style:name="P185" style:parent-style-name="Titre2" style:family="paragraph"/>
    <style:style style:name="P186" style:parent-style-name="Normal" style:family="paragraph">
      <style:paragraph-properties fo:break-before="page"/>
      <style:text-properties fo:hyphenate="true"/>
    </style:style>
    <style:style style:name="P187" style:parent-style-name="Titre2" style:family="paragraph"/>
    <style:style style:name="P188" style:parent-style-name="Normal" style:family="paragraph">
      <style:paragraph-properties fo:break-before="page"/>
      <style:text-properties fo:hyphenate="true"/>
    </style:style>
    <style:style style:name="P189" style:parent-style-name="Titre2" style:family="paragraph"/>
    <style:style style:name="P190" style:parent-style-name="Normal" style:family="paragraph">
      <style:paragraph-properties fo:break-before="page"/>
      <style:text-properties fo:hyphenate="true"/>
    </style:style>
    <style:style style:name="P191" style:parent-style-name="Titre2" style:family="paragraph"/>
    <style:style style:name="P192" style:parent-style-name="Normal" style:family="paragraph">
      <style:paragraph-properties fo:break-before="page"/>
      <style:text-properties fo:hyphenate="true"/>
    </style:style>
    <style:style style:name="P193" style:parent-style-name="Normal" style:family="paragraph">
      <style:paragraph-properties fo:break-before="page"/>
      <style:text-properties fo:hyphenate="true"/>
    </style:style>
    <style:style style:name="P194" style:parent-style-name="Titre2" style:family="paragraph"/>
    <style:style style:name="P195" style:parent-style-name="Normal" style:family="paragraph">
      <style:paragraph-properties fo:break-before="page"/>
      <style:text-properties fo:hyphenate="true"/>
    </style:style>
    <style:style style:name="P196" style:parent-style-name="Titre2" style:family="paragraph"/>
    <style:style style:name="P197" style:parent-style-name="Normal" style:family="paragraph">
      <style:paragraph-properties fo:break-before="page"/>
      <style:text-properties fo:hyphenate="true"/>
    </style:style>
    <style:style style:name="P198" style:parent-style-name="Normal" style:family="paragraph">
      <style:paragraph-properties fo:text-align="center"/>
    </style:style>
    <style:style style:name="T19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0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01" style:parent-style-name="Normal" style:family="paragraph">
      <style:paragraph-properties fo:text-align="center"/>
      <style:text-properties fo:hyphenate="true"/>
    </style:style>
    <style:style style:name="T20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03" style:parent-style-name="Normal" style:family="paragraph">
      <style:paragraph-properties fo:break-before="page" fo:text-align="center"/>
      <style:text-properties fo:hyphenate="true"/>
    </style:style>
    <style:style style:name="P204" style:parent-style-name="Titre1" style:family="paragraph"/>
    <style:style style:name="P20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text-align="justify"/>
    </style:style>
    <style:style style:name="P227" style:parent-style-name="Titre2" style:family="paragraph"/>
    <style:style style:name="P228" style:parent-style-name="Normal" style:family="paragraph">
      <style:paragraph-properties fo:break-before="page"/>
      <style:text-properties fo:hyphenate="true"/>
    </style:style>
    <style:style style:name="P229" style:parent-style-name="Titre2" style:family="paragraph"/>
    <style:style style:name="P230" style:parent-style-name="Normal" style:family="paragraph">
      <style:paragraph-properties fo:break-before="page"/>
      <style:text-properties fo:hyphenate="true"/>
    </style:style>
    <style:style style:name="P231" style:parent-style-name="Titre2" style:family="paragraph"/>
    <style:style style:name="P232" style:parent-style-name="Normal" style:family="paragraph">
      <style:paragraph-properties fo:break-before="page"/>
      <style:text-properties fo:hyphenate="true"/>
    </style:style>
    <style:style style:name="P233" style:parent-style-name="Titre2" style:family="paragraph"/>
    <style:style style:name="P234" style:parent-style-name="Normal" style:family="paragraph">
      <style:paragraph-properties fo:break-before="page"/>
      <style:text-properties fo:hyphenate="true"/>
    </style:style>
    <style:style style:name="P235" style:parent-style-name="Titre2" style:family="paragraph"/>
    <style:style style:name="P236" style:parent-style-name="Normal" style:family="paragraph">
      <style:paragraph-properties fo:break-before="page"/>
      <style:text-properties fo:hyphenate="true"/>
    </style:style>
    <style:style style:name="P237" style:parent-style-name="Titre2" style:family="paragraph"/>
    <style:style style:name="P238" style:parent-style-name="Normal" style:family="paragraph">
      <style:paragraph-properties fo:break-before="page"/>
      <style:text-properties fo:hyphenate="true"/>
    </style:style>
    <style:style style:name="P239" style:parent-style-name="Titre2" style:family="paragraph"/>
    <style:style style:name="P240" style:parent-style-name="Normal" style:family="paragraph">
      <style:paragraph-properties fo:break-before="page"/>
      <style:text-properties fo:hyphenate="true"/>
    </style:style>
    <style:style style:name="P241" style:parent-style-name="Titre2" style:family="paragraph"/>
    <style:style style:name="P242" style:parent-style-name="Normal" style:family="paragraph">
      <style:paragraph-properties fo:break-before="page"/>
      <style:text-properties fo:hyphenate="true"/>
    </style:style>
    <style:style style:name="P243" style:parent-style-name="Titre2" style:family="paragraph"/>
    <style:style style:name="P244" style:parent-style-name="Normal" style:family="paragraph">
      <style:paragraph-properties fo:break-before="page"/>
      <style:text-properties fo:hyphenate="true"/>
    </style:style>
    <style:style style:name="P245" style:parent-style-name="Titre2" style:family="paragraph"/>
    <style:style style:name="P246" style:parent-style-name="Normal" style:family="paragraph">
      <style:text-properties fo:hyphenate="true"/>
    </style:style>
    <style:style style:name="P247" style:parent-style-name="Normal" style:family="paragraph">
      <style:paragraph-properties fo:break-before="page"/>
      <style:text-properties fo:hyphenate="true"/>
    </style:style>
    <style:style style:name="P248" style:parent-style-name="Normal" style:family="paragraph">
      <style:paragraph-properties fo:text-align="center"/>
    </style:style>
    <style:style style:name="T249"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250"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51" style:parent-style-name="Normal" style:family="paragraph">
      <style:paragraph-properties fo:text-align="center"/>
      <style:text-properties fo:hyphenate="true"/>
    </style:style>
    <style:style style:name="T25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253" style:parent-style-name="Normal" style:family="paragraph">
      <style:paragraph-properties fo:break-before="page" fo:text-align="center"/>
      <style:text-properties fo:hyphenate="true"/>
    </style:style>
    <style:style style:name="P254" style:parent-style-name="Titre1" style:family="paragraph"/>
    <style:style style:name="P255" style:parent-style-name="Normal" style:family="paragraph">
      <style:paragraph-properties fo:text-align="justify"/>
    </style:style>
    <style:style style:name="T25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57" style:parent-style-name="Normal" style:family="paragraph">
      <style:paragraph-properties fo:text-align="justify" fo:line-height="100%"/>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P265" style:parent-style-name="Normal" style:family="paragraph">
      <style:paragraph-properties fo:text-align="justify"/>
    </style:style>
    <style:style style:name="P266" style:parent-style-name="Normal" style:family="paragraph">
      <style:paragraph-properties fo:text-align="justify"/>
    </style:style>
    <style:style style:name="P26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T277" style:parent-style-name="Policepardéfaut" style:family="text">
      <style:text-properties style:font-name="Calibri Light" style:font-name-complex="Calibri Light" fo:font-size="13pt" style:font-size-asian="13pt" style:font-size-complex="13pt" fo:background-color="#FFFFFF"/>
    </style:style>
    <style:style style:name="P278" style:parent-style-name="Normal" style:family="paragraph">
      <style:paragraph-properties fo:break-before="page"/>
      <style:text-properties fo:hyphenate="true"/>
    </style:style>
    <style:style style:name="P279" style:parent-style-name="Titre2" style:family="paragraph"/>
    <style:style style:name="P280" style:parent-style-name="Normal" style:family="paragraph">
      <style:paragraph-properties fo:break-before="page"/>
      <style:text-properties fo:hyphenate="true"/>
    </style:style>
    <style:style style:name="P281" style:parent-style-name="Titre2" style:family="paragraph"/>
    <style:style style:name="P282" style:parent-style-name="Normal" style:family="paragraph">
      <style:paragraph-properties fo:break-before="page"/>
      <style:text-properties fo:hyphenate="true"/>
    </style:style>
    <style:style style:name="P283" style:parent-style-name="Titre2" style:family="paragraph">
      <style:text-properties style:language-asian="fr" style:country-asian="FR"/>
    </style:style>
    <style:style style:name="P284"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285"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86" style:parent-style-name="Titre2" style:family="paragraph">
      <style:text-properties style:language-asian="fr" style:country-asian="FR"/>
    </style:style>
    <style:style style:name="P287"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288"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89" style:parent-style-name="Titre2" style:family="paragraph">
      <style:text-properties style:language-asian="fr" style:country-asian="FR"/>
    </style:style>
    <style:style style:name="P290"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291"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92" style:parent-style-name="Titre2" style:family="paragraph">
      <style:text-properties style:language-asian="fr" style:country-asian="FR"/>
    </style:style>
    <style:style style:name="P293"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294"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95" style:parent-style-name="Titre2" style:family="paragraph">
      <style:text-properties style:language-asian="fr" style:country-asian="FR"/>
    </style:style>
    <style:style style:name="P296"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297"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298" style:parent-style-name="Titre2" style:family="paragraph">
      <style:text-properties style:language-asian="fr" style:country-asian="FR"/>
    </style:style>
    <style:style style:name="P299"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00"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1" style:parent-style-name="Titre2" style:family="paragraph">
      <style:text-properties style:language-asian="fr" style:country-asian="FR"/>
    </style:style>
    <style:style style:name="P302"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03"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4" style:parent-style-name="Titre2" style:family="paragraph">
      <style:text-properties style:language-asian="fr" style:country-asian="FR"/>
    </style:style>
    <style:style style:name="P305"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06"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07" style:parent-style-name="Titre2" style:family="paragraph">
      <style:text-properties style:language-asian="fr" style:country-asian="FR"/>
    </style:style>
    <style:style style:name="P308" style:parent-style-name="Normal" style:family="paragraph">
      <style:paragraph-properties style:vertical-align="auto" fo:margin-bottom="0in" fo:line-height="100%"/>
      <style:text-properties style:font-name-asian="Times New Roman" style:font-name-complex="Calibri" fo:color="#000000" style:letter-kerning="false" style:language-asian="fr" style:country-asian="FR" fo:hyphenate="true"/>
    </style:style>
    <style:style style:name="P309" style:parent-style-name="Normal" style:family="paragraph">
      <style:text-properties style:font-name-asian="Times New Roman" style:font-name-complex="Calibri" fo:color="#000000" style:letter-kerning="false" style:language-asian="fr" style:country-asian="FR" fo:hyphenate="true"/>
    </style:style>
    <style:style style:name="P310"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11" style:parent-style-name="Normal" style:family="paragraph">
      <style:paragraph-properties fo:text-align="center"/>
    </style:style>
    <style:style style:name="T312"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T313"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314" style:parent-style-name="Normal" style:family="paragraph">
      <style:paragraph-properties fo:text-align="center"/>
      <style:text-properties fo:hyphenate="true"/>
    </style:style>
    <style:style style:name="T315" style:parent-style-name="Policepardéfaut" style:family="text">
      <style:text-properties style:font-name="Bookman Old Style" fo:font-weight="bold" style:font-weight-asian="bold" style:font-weight-complex="bold" fo:font-style="italic" style:font-style-asian="italic" style:font-style-complex="italic" fo:font-size="24pt" style:font-size-asian="24pt" style:font-size-complex="24pt"/>
    </style:style>
    <style:style style:name="P316"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17" style:parent-style-name="Titre1" style:family="paragraph">
      <style:text-properties style:language-asian="fr" style:country-asian="FR"/>
    </style:style>
    <style:style style:name="P318" style:parent-style-name="Normal" style:family="paragraph">
      <style:text-properties style:language-asian="fr" style:country-asian="FR"/>
    </style:style>
    <style:style style:name="P31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2" style:parent-style-name="Normal" style:family="paragraph">
      <style:text-properties style:language-asian="fr" style:country-asian="FR"/>
    </style:style>
    <style:style style:name="P323" style:parent-style-name="Normal" style:family="paragraph">
      <style:text-properties style:language-asian="fr" style:country-asian="FR"/>
    </style:style>
    <style:style style:name="P324" style:parent-style-name="Normal" style:family="paragraph">
      <style:paragraph-properties fo:break-before="page"/>
      <style:text-properties style:language-asian="fr" style:country-asian="FR" fo:hyphenate="true"/>
    </style:style>
    <style:style style:name="P325" style:parent-style-name="Titre2" style:family="paragraph">
      <style:text-properties style:language-asian="fr" style:country-asian="FR"/>
    </style:style>
    <style:style style:name="P326" style:parent-style-name="Normal" style:family="paragraph">
      <style:text-properties style:language-asian="fr" style:country-asian="FR"/>
    </style:style>
    <style:style style:name="P327" style:parent-style-name="Normal" style:family="paragraph">
      <style:paragraph-properties fo:break-before="page"/>
      <style:text-properties style:language-asian="fr" style:country-asian="FR" fo:hyphenate="true"/>
    </style:style>
    <style:style style:name="P328" style:parent-style-name="Titre2" style:family="paragraph">
      <style:text-properties style:language-asian="fr" style:country-asian="FR"/>
    </style:style>
    <style:style style:name="P329" style:parent-style-name="Normal" style:family="paragraph">
      <style:text-properties style:language-asian="fr" style:country-asian="FR"/>
    </style:style>
    <style:style style:name="P330" style:parent-style-name="Normal" style:family="paragraph">
      <style:paragraph-properties fo:break-before="page"/>
      <style:text-properties style:language-asian="fr" style:country-asian="FR" fo:hyphenate="true"/>
    </style:style>
    <style:style style:name="P331" style:parent-style-name="Titre2" style:family="paragraph">
      <style:text-properties style:language-asian="fr" style:country-asian="FR"/>
    </style:style>
    <style:style style:name="P332" style:parent-style-name="Normal" style:family="paragraph">
      <style:text-properties style:font-name-asian="Times New Roman" style:font-name-complex="Calibri" fo:color="#000000" style:letter-kerning="false" style:language-asian="fr" style:country-asian="FR" fo:hyphenate="true"/>
    </style:style>
    <style:style style:name="P333" style:parent-style-name="Normal" style:family="paragraph">
      <style:text-properties style:font-name-asian="Times New Roman" style:font-name-complex="Calibri" fo:color="#000000" style:letter-kerning="false" style:language-asian="fr" style:country-asian="FR" fo:hyphenate="true"/>
    </style:style>
    <style:style style:name="P334" style:parent-style-name="Normal" style:family="paragraph">
      <style:paragraph-properties fo:break-before="page"/>
      <style:text-properties style:font-name-asian="Times New Roman" style:font-name-complex="Calibri" fo:color="#000000" style:letter-kerning="false" style:language-asian="fr" style:country-asian="FR" fo:hyphenate="true"/>
    </style:style>
    <style:style style:name="P335" style:parent-style-name="Titre1" style:family="paragraph">
      <style:text-properties style:language-asian="fr" style:country-asian="FR"/>
    </style:style>
    <style:style style:name="P336" style:parent-style-name="Normal" style:family="paragraph">
      <style:text-properties style:language-asian="fr" style:country-asian="FR"/>
    </style:style>
    <style:style style:name="P33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3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40" style:parent-style-name="Normal" style:family="paragraph">
      <style:text-properties style:language-asian="fr" style:country-asian="FR"/>
    </style:style>
    <style:style style:name="P341" style:parent-style-name="Normal" style:family="paragraph">
      <style:paragraph-properties fo:break-before="page"/>
      <style:text-properties style:language-asian="fr" style:country-asian="FR" fo:hyphenate="true"/>
    </style:style>
    <style:style style:name="P342" style:parent-style-name="Titre2" style:family="paragraph">
      <style:text-properties style:language-asian="fr" style:country-asian="FR"/>
    </style:style>
    <style:style style:name="P343" style:parent-style-name="Normal" style:family="paragraph">
      <style:text-properties style:language-asian="fr" style:country-asian="FR"/>
    </style:style>
    <style:style style:name="P344" style:parent-style-name="Normal" style:family="paragraph">
      <style:paragraph-properties fo:break-before="page"/>
      <style:text-properties style:language-asian="fr" style:country-asian="FR" fo:hyphenate="true"/>
    </style:style>
    <style:style style:name="P345" style:parent-style-name="Titre2" style:family="paragraph">
      <style:text-properties style:language-asian="fr" style:country-asian="FR"/>
    </style:style>
    <style:style style:name="P346" style:parent-style-name="Normal" style:family="paragraph">
      <style:text-properties style:language-asian="fr" style:country-asian="FR"/>
    </style:style>
    <style:style style:name="P347" style:parent-style-name="Normal" style:family="paragraph">
      <style:text-properties style:language-asian="fr" style:country-asian="FR"/>
    </style:style>
    <style:style style:name="P348" style:parent-style-name="Normal" style:family="paragraph">
      <style:paragraph-properties fo:break-before="page"/>
      <style:text-properties style:language-asian="fr" style:country-asian="FR" fo:hyphenate="true"/>
    </style:style>
    <style:style style:name="P349" style:parent-style-name="Titre1" style:family="paragraph">
      <style:text-properties style:language-asian="fr" style:country-asian="FR"/>
    </style:style>
    <style:style style:name="P350" style:parent-style-name="Normal" style:family="paragraph">
      <style:text-properties style:language-asian="fr" style:country-asian="FR"/>
    </style:style>
    <style:style style:name="P35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5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54" style:parent-style-name="Normal" style:family="paragraph">
      <style:text-properties style:language-asian="fr" style:country-asian="FR"/>
    </style:style>
    <style:style style:name="P355" style:parent-style-name="Normal" style:family="paragraph">
      <style:paragraph-properties fo:break-before="page"/>
      <style:text-properties style:language-asian="fr" style:country-asian="FR" fo:hyphenate="true"/>
    </style:style>
    <style:style style:name="P356" style:parent-style-name="Titre2" style:family="paragraph">
      <style:text-properties style:language-asian="fr" style:country-asian="FR"/>
    </style:style>
    <style:style style:name="P357" style:parent-style-name="Normal" style:family="paragraph">
      <style:text-properties style:language-asian="fr" style:country-asian="FR"/>
    </style:style>
    <style:style style:name="P358" style:parent-style-name="Normal" style:family="paragraph">
      <style:paragraph-properties fo:break-before="page"/>
      <style:text-properties style:language-asian="fr" style:country-asian="FR" fo:hyphenate="true"/>
    </style:style>
    <style:style style:name="P359" style:parent-style-name="Titre2" style:family="paragraph">
      <style:text-properties style:language-asian="fr" style:country-asian="FR"/>
    </style:style>
    <style:style style:name="P360" style:parent-style-name="Normal" style:family="paragraph">
      <style:text-properties style:language-asian="fr" style:country-asian="FR"/>
    </style:style>
    <style:style style:name="P361" style:parent-style-name="Normal" style:family="paragraph">
      <style:paragraph-properties fo:break-before="page"/>
      <style:text-properties style:language-asian="fr" style:country-asian="FR" fo:hyphenate="true"/>
    </style:style>
    <style:style style:name="P362" style:parent-style-name="Normal" style:family="paragraph">
      <style:paragraph-properties fo:break-before="page"/>
    </style:style>
    <style:style style:name="P363" style:parent-style-name="Normal" style:family="paragraph">
      <style:text-properties fo:language="fr"/>
    </style:style>
    <style:style style:name="P364" style:parent-style-name="Normal" style:family="paragraph">
      <style:text-properties fo:language="en" fo:country="GB"/>
    </style:style>
    <style:style style:name="P365" style:parent-style-name="Normal" style:family="paragraph">
      <style:text-properties fo:language="en" fo:country="GB"/>
    </style:style>
    <style:style style:name="P366" style:parent-style-name="Normal" style:family="paragraph">
      <style:text-properties fo:language="en" fo:country="GB"/>
    </style:style>
    <style:style style:name="P367" style:parent-style-name="Normal" style:family="paragraph">
      <style:text-properties fo:language="en" fo:country="GB"/>
    </style:style>
    <style:style style:family="graphic" style:name="a7">
      <style:graphic-properties style:wrap="run-through" style:run-through="foreground" draw:fill="bitmap" draw:fill-image-name="a6"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1">
      <style:graphic-properties style:wrap="run-through" style:run-through="foreground" draw:fill="bitmap" draw:fill-image-name="a0"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9">
      <style:graphic-properties style:wrap="run-through" style:run-through="foreground" draw:fill="bitmap" draw:fill-image-name="a8"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3">
      <style:graphic-properties style:wrap="run-through" style:run-through="foreground" draw:fill="bitmap" draw:fill-image-name="a2" style:repeat="stretch" draw:opacity="30%" draw:stroke="solid" svg:stroke-width="0.01389in" svg:stroke-color="#2f528f" svg:stroke-opacity="100%" draw:stroke-linejoin="miter" svg:stroke-linecap="butt" style:horizontal-rel="page-content" style:vertical-rel="paragraph" style:horizontal-pos="right" style:vertical-pos="from-top"/>
    </style:style>
    <style:style style:family="graphic" style:name="a5">
      <style:graphic-properties style:wrap="run-through" style:run-through="foreground" draw:fill="bitmap" draw:fill-image-name="a4" style:repeat="stretch" draw:opacity="30%" draw:stroke="solid" svg:stroke-width="0.01389in" svg:stroke-color="#2f528f" svg:stroke-opacity="100%" draw:stroke-linejoin="miter" svg:stroke-linecap="butt" style:horizontal-rel="page-content" style:vertical-rel="paragraph" style:horizontal-pos="right" style:vertical-pos="from-top"/>
    </style:style>
  </office:automatic-styles>
  <office:body>
    <office:text text:use-soft-page-breaks="true">
      <text:p text:style-name="P1">Dossier professionnel</text:p>
      <text:p text:style-name="P3">Concepteur Développeur d’Applications</text:p>
      <text:p text:style-name="P4"/>
      <text:p text:style-name="P5">LAYRAC Lilian</text:p>
      <text:p text:style-name="P6">2022/2023</text:p>
      <text:p text:style-name="P7"/>
      <text:p text:style-name="P8"/>
      <text:p text:style-name="P9"/>
      <text:p text:style-name="P10"/>
      <text:p text:style-name="P11"/>
      <text:p text:style-name="P12">Titre RNCP</text:p>
      <text:p text:style-name="P13"/>
      <text:p text:style-name="P14">TABLE DES MATIERES</text:p>
      <text:p text:style-name="P1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33509385" office:target-frame-name="_top" xlink:show="replace"><text:span text:style-name="Lienhypertexte">Introduction</text:span><text:tab/>6</text:a></text:p>
          <text:p text:style-name="P17"><text:a xlink:href="#_Toc133509386" office:target-frame-name="_top" xlink:show="replace"><text:span text:style-name="Lienhypertexte">1</text:span><text:span text:style-name="T18"><text:tab/></text:span><text:span text:style-name="Lienhypertexte">IAPM (Interface Applicatif de Produits Marchands) / Application Métier Desktop</text:span><text:tab/>8</text:a></text:p>
          <text:p text:style-name="P19"><text:a xlink:href="#_Toc133509387" office:target-frame-name="_top" xlink:show="replace"><text:span text:style-name="Lienhypertexte">1.1</text:span><text:span text:style-name="T20"><text:tab/></text:span><text:span text:style-name="Lienhypertexte">Maquetter une application</text:span><text:tab/>9</text:a></text:p>
          <text:p text:style-name="P21"><text:a xlink:href="#_Toc133509388" office:target-frame-name="_top" xlink:show="replace"><text:span text:style-name="Lienhypertexte">1.2</text:span><text:span text:style-name="T22"><text:tab/></text:span><text:span text:style-name="Lienhypertexte">Développer une interface utilisateur de type desktop</text:span><text:tab/>10</text:a></text:p>
          <text:p text:style-name="P23"><text:a xlink:href="#_Toc133509389" office:target-frame-name="_top" xlink:show="replace"><text:span text:style-name="Lienhypertexte">1.3</text:span><text:span text:style-name="T24"><text:tab/></text:span><text:span text:style-name="Lienhypertexte">Développer des composants d’accès aux données</text:span><text:tab/>11</text:a></text:p>
          <text:p text:style-name="P25"><text:a xlink:href="#_Toc133509390" office:target-frame-name="_top" xlink:show="replace"><text:span text:style-name="Lienhypertexte">1.4</text:span><text:span text:style-name="T26"><text:tab/></text:span><text:span text:style-name="Lienhypertexte">Développer la partie back-end d’une interface utilisateur web</text:span><text:tab/>12</text:a></text:p>
          <text:p text:style-name="P27"><text:a xlink:href="#_Toc133509391" office:target-frame-name="_top" xlink:show="replace"><text:span text:style-name="Lienhypertexte">1.5</text:span><text:span text:style-name="T28"><text:tab/></text:span><text:span text:style-name="Lienhypertexte">Concevoir une base de données</text:span><text:tab/>13</text:a></text:p>
          <text:p text:style-name="P29"><text:a xlink:href="#_Toc133509392" office:target-frame-name="_top" xlink:show="replace"><text:span text:style-name="Lienhypertexte">1.6</text:span><text:span text:style-name="T30"><text:tab/></text:span><text:span text:style-name="Lienhypertexte">Mettre en place une base de données</text:span><text:tab/>14</text:a></text:p>
          <text:p text:style-name="P31"><text:a xlink:href="#_Toc133509393" office:target-frame-name="_top" xlink:show="replace"><text:span text:style-name="Lienhypertexte">1.7</text:span><text:span text:style-name="T32"><text:tab/></text:span><text:span text:style-name="Lienhypertexte">Développer des composants dans le langage d’une base de données</text:span><text:tab/>15</text:a></text:p>
          <text:p text:style-name="P33"><text:a xlink:href="#_Toc133509394" office:target-frame-name="_top" xlink:show="replace"><text:span text:style-name="Lienhypertexte">1.8</text:span><text:span text:style-name="T34"><text:tab/></text:span><text:span text:style-name="Lienhypertexte">Développer des composants métiers</text:span><text:tab/>16</text:a></text:p>
          <text:p text:style-name="P35"><text:a xlink:href="#_Toc133509395" office:target-frame-name="_top" xlink:show="replace"><text:span text:style-name="Lienhypertexte">2</text:span><text:span text:style-name="T36"><text:tab/></text:span><text:span text:style-name="Lienhypertexte">StoreSwap / Application Web</text:span><text:tab/>18</text:a></text:p>
          <text:p text:style-name="P37"><text:a xlink:href="#_Toc133509396" office:target-frame-name="_top" xlink:show="replace"><text:span text:style-name="Lienhypertexte">2.1</text:span><text:span text:style-name="T38"><text:tab/></text:span><text:span text:style-name="Lienhypertexte">Développer des composants d’accès aux données</text:span><text:tab/>19</text:a></text:p>
          <text:p text:style-name="P39"><text:a xlink:href="#_Toc133509397" office:target-frame-name="_top" xlink:show="replace"><text:span text:style-name="Lienhypertexte">2.2</text:span><text:span text:style-name="T40"><text:tab/></text:span><text:span text:style-name="Lienhypertexte">Développer la partie front-end d’une interface utilisateur web</text:span><text:tab/>20</text:a></text:p>
          <text:p text:style-name="P41"><text:a xlink:href="#_Toc133509398" office:target-frame-name="_top" xlink:show="replace"><text:span text:style-name="Lienhypertexte">2.3</text:span><text:span text:style-name="T42"><text:tab/></text:span><text:span text:style-name="Lienhypertexte">Concevoir une base de données</text:span><text:tab/>21</text:a></text:p>
          <text:p text:style-name="P43"><text:a xlink:href="#_Toc133509399" office:target-frame-name="_top" xlink:show="replace"><text:span text:style-name="Lienhypertexte">2.4</text:span><text:span text:style-name="T44"><text:tab/></text:span><text:span text:style-name="Lienhypertexte">Mettre en place une base de données</text:span><text:tab/>22</text:a></text:p>
          <text:p text:style-name="P45"><text:a xlink:href="#_Toc133509400" office:target-frame-name="_top" xlink:show="replace"><text:span text:style-name="Lienhypertexte">2.5 Développer des composants dans le langage d’une base de données</text:span><text:tab/>23</text:a></text:p>
          <text:p text:style-name="P46"><text:a xlink:href="#_Toc133509401" office:target-frame-name="_top" xlink:show="replace"><text:span text:style-name="Lienhypertexte">2.5</text:span><text:span text:style-name="T47"><text:tab/></text:span><text:span text:style-name="Lienhypertexte">Construire une application organisée en couches</text:span><text:tab/>24</text:a></text:p>
          <text:p text:style-name="P48"><text:a xlink:href="#_Toc133509402" office:target-frame-name="_top" xlink:show="replace"><text:span text:style-name="Lienhypertexte">2.6</text:span><text:span text:style-name="T49"><text:tab/></text:span><text:span text:style-name="Lienhypertexte">Préparer et exécuter le déploiement d’une application</text:span><text:tab/>25</text:a></text:p>
          <text:p text:style-name="P50"><text:a xlink:href="#_Toc133509403" office:target-frame-name="_top" xlink:show="replace"><text:span text:style-name="Lienhypertexte">3</text:span><text:span text:style-name="T51"><text:tab/></text:span><text:span text:style-name="Lienhypertexte">TentationVoyage / Application Web</text:span><text:tab/>27</text:a></text:p>
          <text:p text:style-name="P52"><text:a xlink:href="#_Toc133509404" office:target-frame-name="_top" xlink:show="replace"><text:span text:style-name="Lienhypertexte">3.1</text:span><text:span text:style-name="T53"><text:tab/></text:span><text:span text:style-name="Lienhypertexte">Développer des composants d’accès aux données</text:span><text:tab/>28</text:a></text:p>
          <text:p text:style-name="P54"><text:a xlink:href="#_Toc133509405" office:target-frame-name="_top" xlink:show="replace"><text:span text:style-name="Lienhypertexte">3.2</text:span><text:span text:style-name="T55"><text:tab/></text:span><text:span text:style-name="Lienhypertexte">Développer la partie front-end d’une interface utilisateur web</text:span><text:tab/>29</text:a></text:p>
          <text:p text:style-name="P56"><text:a xlink:href="#_Toc133509406" office:target-frame-name="_top" xlink:show="replace"><text:span text:style-name="Lienhypertexte">3.3</text:span><text:span text:style-name="T57"><text:tab/></text:span><text:span text:style-name="Lienhypertexte">Concevoir une base de données</text:span><text:tab/>30</text:a></text:p>
          <text:p text:style-name="P58"><text:a xlink:href="#_Toc133509407" office:target-frame-name="_top" xlink:show="replace"><text:span text:style-name="Lienhypertexte">3.4</text:span><text:span text:style-name="T59"><text:tab/></text:span><text:span text:style-name="Lienhypertexte">Mettre en place une base de données</text:span><text:tab/>31</text:a></text:p>
          <text:p text:style-name="P60"><text:a xlink:href="#_Toc133509408" office:target-frame-name="_top" xlink:show="replace"><text:span text:style-name="Lienhypertexte">3.5</text:span><text:span text:style-name="T61"><text:tab/></text:span><text:span text:style-name="Lienhypertexte">Développer des composants dans le langage d’une base de données</text:span><text:tab/>32</text:a></text:p>
          <text:p text:style-name="P62"><text:a xlink:href="#_Toc133509409" office:target-frame-name="_top" xlink:show="replace"><text:span text:style-name="Lienhypertexte">3.6</text:span><text:span text:style-name="T63"><text:tab/></text:span><text:span text:style-name="Lienhypertexte">Collaborer à la gestion d’un projet informatique et à l’organisation de l’environnement de développement</text:span><text:tab/>33</text:a></text:p>
          <text:p text:style-name="P64"><text:a xlink:href="#_Toc133509410" office:target-frame-name="_top" xlink:show="replace"><text:span text:style-name="Lienhypertexte">3.7</text:span><text:span text:style-name="T65"><text:tab/></text:span><text:span text:style-name="Lienhypertexte">Concevoir une application</text:span><text:tab/>34</text:a></text:p>
          <text:p text:style-name="P66"><text:a xlink:href="#_Toc133509411" office:target-frame-name="_top" xlink:show="replace"><text:span text:style-name="Lienhypertexte">3.8</text:span><text:span text:style-name="T67"><text:tab/></text:span><text:span text:style-name="Lienhypertexte">Développer des composants métier</text:span><text:tab/>35</text:a></text:p>
          <text:p text:style-name="P68"><text:a xlink:href="#_Toc133509412" office:target-frame-name="_top" xlink:show="replace"><text:span text:style-name="Lienhypertexte">3.9</text:span><text:span text:style-name="T69"><text:tab/></text:span><text:span text:style-name="Lienhypertexte">Construire une application organisée en couches</text:span><text:tab/>36</text:a></text:p>
          <text:p text:style-name="P70"><text:a xlink:href="#_Toc133509413" office:target-frame-name="_top" xlink:show="replace"><text:span text:style-name="Lienhypertexte">3.9.1</text:span><text:span text:style-name="T71"><text:tab/></text:span><text:span text:style-name="Lienhypertexte">Préparer et exécuter le déploiement d’une application</text:span><text:tab/>37</text:a></text:p>
          <text:p text:style-name="P72"><text:a xlink:href="#_Toc133509414" office:target-frame-name="_top" xlink:show="replace"><text:span text:style-name="Lienhypertexte">4</text:span><text:span text:style-name="T73"><text:tab/></text:span><text:span text:style-name="Lienhypertexte">MSPR A’rosa-je / Application Web, Desktop, Mobile</text:span><text:tab/>39</text:a></text:p>
          <text:p text:style-name="P74"><text:a xlink:href="#_Toc133509415" office:target-frame-name="_top" xlink:show="replace"><text:span text:style-name="Lienhypertexte">4.1</text:span><text:span text:style-name="T75"><text:tab/></text:span><text:span text:style-name="Lienhypertexte">Développer la partie front-end d’une interface utilisateur web</text:span><text:tab/>40</text:a></text:p>
          <text:p text:style-name="P76"><text:a xlink:href="#_Toc133509416" office:target-frame-name="_top" xlink:show="replace"><text:span text:style-name="Lienhypertexte">4.2</text:span><text:span text:style-name="T77"><text:tab/></text:span><text:span text:style-name="Lienhypertexte">Développer la partie back-end d’une interface utilisateur web</text:span><text:tab/>41</text:a></text:p>
          <text:p text:style-name="P78"><text:a xlink:href="#_Toc133509417" office:target-frame-name="_top" xlink:show="replace"><text:span text:style-name="Lienhypertexte">4.3 Concevoir une base de données</text:span><text:tab/>42</text:a></text:p>
          <text:p text:style-name="P79"><text:a xlink:href="#_Toc133509418" office:target-frame-name="_top" xlink:show="replace"><text:span text:style-name="Lienhypertexte">4.4 Mettre en place une base de données</text:span><text:tab/>43</text:a></text:p>
          <text:p text:style-name="P80"><text:a xlink:href="#_Toc133509419" office:target-frame-name="_top" xlink:show="replace"><text:span text:style-name="Lienhypertexte">4.5 Développer des composants dans le langage d'une base de données</text:span><text:tab/>44</text:a></text:p>
          <text:p text:style-name="P81"><text:a xlink:href="#_Toc133509420" office:target-frame-name="_top" xlink:show="replace"><text:span text:style-name="Lienhypertexte">4.6 Collaborer à la gestion d'un projet informatique et à l'organisation de l'environnement de développement</text:span><text:tab/>45</text:a></text:p>
          <text:p text:style-name="P82"><text:a xlink:href="#_Toc133509421" office:target-frame-name="_top" xlink:show="replace"><text:span text:style-name="Lienhypertexte">4.7 Concevoir une application</text:span><text:tab/>46</text:a></text:p>
          <text:p text:style-name="P83"><text:a xlink:href="#_Toc133509422" office:target-frame-name="_top" xlink:show="replace"><text:span text:style-name="Lienhypertexte">4.8 Développer des composants métier</text:span><text:tab/>47</text:a></text:p>
          <text:p text:style-name="P84"><text:a xlink:href="#_Toc133509423" office:target-frame-name="_top" xlink:show="replace"><text:span text:style-name="Lienhypertexte">4.9 Construire une application organisée en couches</text:span><text:tab/>48</text:a></text:p>
          <text:p text:style-name="P85"><text:a xlink:href="#_Toc133509424" office:target-frame-name="_top" xlink:show="replace"><text:span text:style-name="Lienhypertexte">4.9.1 Développer une application mobile</text:span><text:tab/>49</text:a></text:p>
          <text:p text:style-name="P86"><text:a xlink:href="#_Toc133509425" office:target-frame-name="_top" xlink:show="replace"><text:span text:style-name="Lienhypertexte">4.9.2 Préparer et exécuter le déploiement d'une application</text:span><text:tab/>50</text:a></text:p>
          <text:p text:style-name="P87"><text:a xlink:href="#_Toc133509426" office:target-frame-name="_top" xlink:show="replace"><text:span text:style-name="Lienhypertexte">5</text:span><text:span text:style-name="T88"><text:tab/></text:span><text:span text:style-name="Lienhypertexte">PriSearch / Application CLI</text:span><text:tab/>52</text:a></text:p>
          <text:p text:style-name="P89"><text:a xlink:href="#_Toc133509427" office:target-frame-name="_top" xlink:show="replace"><text:span text:style-name="Lienhypertexte">5.1 Développer une interface utilisateur de type desktop</text:span><text:tab/>53</text:a></text:p>
          <text:p text:style-name="P90"><text:a xlink:href="#_Toc133509428" office:target-frame-name="_top" xlink:show="replace"><text:span text:style-name="Lienhypertexte">5.2 Développer la partie back-end d'une interface utilisateur web</text:span><text:tab/>54</text:a></text:p>
          <text:p text:style-name="P91"><text:a xlink:href="#_Toc133509429" office:target-frame-name="_top" xlink:show="replace"><text:span text:style-name="Lienhypertexte">5.3 Préparer et exécuter les plans de tests d'une application</text:span><text:tab/>55</text:a></text:p>
          <text:p text:style-name="P92"><text:a xlink:href="#_Toc133509430" office:target-frame-name="_top" xlink:show="replace"><text:span text:style-name="Lienhypertexte">6</text:span><text:span text:style-name="T93"><text:tab/></text:span><text:span text:style-name="Lienhypertexte">AirSens / WorkShop</text:span><text:tab/>56</text:a></text:p>
          <text:p text:style-name="P94"><text:a xlink:href="#_Toc133509431" office:target-frame-name="_top" xlink:show="replace"><text:span text:style-name="Lienhypertexte">6.1 Maquetter une application</text:span><text:tab/>57</text:a></text:p>
          <text:p text:style-name="P95"><text:a xlink:href="#_Toc133509432" office:target-frame-name="_top" xlink:show="replace"><text:span text:style-name="Lienhypertexte">6.2 Collaborer à la gestion d'un projet informatique et à l'organisation de l'environnement de développement</text:span><text:tab/>58</text:a></text:p>
          <text:p text:style-name="P96"><text:a xlink:href="#_Toc133509433" office:target-frame-name="_top" xlink:show="replace"><text:span text:style-name="Lienhypertexte">7</text:span><text:span text:style-name="T97"><text:tab/></text:span><text:span text:style-name="Lienhypertexte">VITAM (Programme Interministériel d’Archivage Numérique) / Projet Professionnel</text:span><text:tab/>59</text:a></text:p>
          <text:p text:style-name="P98"><text:a xlink:href="#_Toc133509434" office:target-frame-name="_top" xlink:show="replace"><text:span text:style-name="Lienhypertexte">7.1 Collaborer à la gestion d'un projet informatique et à l'organisation de l'environnement de développement</text:span><text:tab/>60</text:a></text:p>
          <text:p text:style-name="P99"><text:a xlink:href="#_Toc133509435" office:target-frame-name="_top" xlink:show="replace"><text:span text:style-name="Lienhypertexte">7.2 Concevoir une application</text:span><text:tab/>61</text:a></text:p>
          <text:p text:style-name="P100"><text:a xlink:href="#_Toc133509436" office:target-frame-name="_top" xlink:show="replace"><text:span text:style-name="Lienhypertexte">8</text:span><text:span text:style-name="T101"><text:tab/></text:span><text:span text:style-name="Lienhypertexte">Conclusion</text:span><text:tab/>62</text:a></text:p>
          <text:p text:style-name="P102"><text:a xlink:href="#_Toc133509437" office:target-frame-name="_top" xlink:show="replace"><text:span text:style-name="Lienhypertexte">9</text:span><text:span text:style-name="T103"><text:tab/></text:span><text:span text:style-name="Lienhypertexte">Glossaire</text:span><text:tab/>63</text:a></text:p>
        </text:index-body>
      </text:table-of-content>
      <text:p text:style-name="P104"/>
      <text:p text:style-name="P105"/>
      <text:p text:style-name="P106"/>
      <text:p text:style-name="Normal"/>
      <text:p text:style-name="Normal"/>
      <text:p text:style-name="Normal"/>
      <text:p text:style-name="Normal"/>
      <text:p text:style-name="P107"/>
      <text:h text:style-name="P108" text:outline-level="1"><text:bookmark-start text:name="_Toc132599151"/><text:bookmark-start text:name="_Toc133502252"/><text:bookmark-start text:name="_Toc133509385"/>Introduction<text:bookmark-end text:name="_Toc132599151"/><text:bookmark-end text:name="_Toc133502252"/><text:bookmark-end text:name="_Toc133509385"/></text:h>
      <text:p text:style-name="P109"/>
      <text:p text:style-name="P110">Résumé en anglais :</text:p>
      <text:p text:style-name="P111"><text:tab/>I’m Lilian, in my school carreer, I did a BTS SIO, this is when i started to learn coding, and<text:s/>computer sciences. I was already intrrested with computer sciences since I was yong, because i loved video games, and I spend alot of time face to a screen. I think, my dad dragged me into the computer world, because he’s also <text:s/>computer scientist.</text:p>
      <text:p text:style-name="P112">Today, I’m in EPSI private school, on work-study courses. I work in a little business called Optim Solutions (who used to be Algo Solutions). It’s a little business composed by one director, and one team of four employees, including me. For the first half of the year, we was in self-training, to learn alot of things. My part was alot specialized in network infrastructure and machine deployment (What took me out of my comfort zone). I learned how to use Docker, Ansible, Kubernetes and <text:s/>alot of linux.</text:p>
      <text:p text:style-name="P113"><text:span text:style-name="T114">Now, I’m on a m</text:span><text:span text:style-name="T115">ission to deploy a service called Vitam.<text:s/></text:span>It’s a<text:s/></text:p>
      <text:p text:style-name="P116"/>
      <text:p text:style-name="P117"><text:span text:style-name="T118"><draw:custom-shape svg:x="0in" svg:y="0.9096in" svg:width="6.31667in" svg:height="8.77153in" draw:z-index="251659264" draw:id="id0" draw:style-name="a1" draw:name="Rectangle 5" text:anchor-type="paragraph"><svg:title/><svg:desc/><draw:enhanced-geometry draw:type="non-primitive" svg:viewBox="0 0 21600 21600" draw:enhanced-path="M 0 0 L 21600 0 21600 21600 0 21600 Z N"/></draw:custom-shape></text:span><text:span text:style-name="T119">IAPM</text:span></text:p>
      <text:p text:style-name="P120">Application Métier Desktop</text:p>
      <text:list text:style-name="LFO1" text:continue-numbering="true">
        <text:list-item>
          <text:p text:style-name="P121"><text:bookmark-start text:name="_Toc133502253"/><text:bookmark-start text:name="_Toc133509386"/>IAPM (Interface Applicatif de Produits Marchands) / Application Métier Desktop<text:bookmark-end text:name="_Toc133502253"/><text:bookmark-end text:name="_Toc133509386"/></text:p>
        </text:list-item>
      </text:list>
      <text:p text:style-name="Normal"/>
      <text:p text:style-name="P122"><text:span text:style-name="T123">Origine</text:span></text:p>
      <text:p text:style-name="P124">J’ai créé cette application pour un projet personnel il y a 2 ans. Je l’ai<text:s/>peaufinée au fil du temps pour y intégrer de nouvelles fonctionnalités, améliorer le design, tout en acquérant de nouvelles compétences.</text:p>
      <text:p text:style-name="P125"/>
      <text:p text:style-name="P126">Objectif/But</text:p>
      <text:p text:style-name="P127">L’objectif principal de cette application est la gestion de clients, produits et commandes. Mais cela ne<text:s/>s’arrête pas là, elle gère également la base de données commune au site web marchand associé.</text:p>
      <text:p text:style-name="P128">Le but est de se passer totalement d’un éditeur de base de données traditionnel pour l’insertion de tuples dans la base de données. Ainsi, nous pourrons gérer la<text:s/>base de données du site web marchand, avec l’application desktop IAPM.</text:p>
      <text:p text:style-name="P129"/>
      <text:p text:style-name="P130">Principe</text:p>
      <text:p text:style-name="P131">IAPM est une application desktop, elle est développée avec le langage objet VB.net. Elle consiste à manipuler une base de données qui est commune à un site web marchand.</text:p>
      <text:p text:style-name="P132">Dans<text:s/>l’application IAPM, on peut :</text:p>
      <text:p text:style-name="P133">- Ajouter, supprimer ou modifier des clients/utilisateurs</text:p>
      <text:p text:style-name="P134">- Ajouter, supprimer ou modifier des produits</text:p>
      <text:p text:style-name="P135">- Créer, supprimer ou modifier des commandes de clients/utilisateurs.</text:p>
      <text:p text:style-name="P136">- Consulter les tables client, produits</text:p>
      <text:p text:style-name="P137">- Performance de l’application avec des requêtes côté serveur (procédures stockées, triggers)</text:p>
      <text:p text:style-name="P138">Côté design, l’application est modélisée en Wi<text:span text:style-name="T139">n</text:span>dowsForm, avec l’éditeur Visual Studio 2019 (puis passé à la version 2022 pour y intégrer le style Windows 11).</text:p>
      <text:p text:style-name="P140">Côté base de<text:s/>données, j’utilise une base SQL qui tourne sur un serveur local WAMP, l’édition de la base de données s’effectue sur le logiciel HeidiSQL.</text:p>
      <text:p text:style-name="Normal"/>
      <text:p text:style-name="Normal"/>
      <text:p text:style-name="P141"/>
      <text:list text:style-name="LFO2" text:continue-numbering="true">
        <text:list-item>
          <text:list>
            <text:list-item>
              <text:p text:style-name="P142"><text:bookmark-start text:name="_Toc132599153"/><text:bookmark-start text:name="_Toc133502254"/><text:bookmark-start text:name="_Toc133509387"/>Maquetter une application<text:bookmark-end text:name="_Toc132599153"/><text:bookmark-end text:name="_Toc133502254"/><text:bookmark-end text:name="_Toc133509387"/></text:p>
            </text:list-item>
          </text:list>
        </text:list-item>
      </text:list>
      <text:p text:style-name="Normal"/>
      <text:p text:style-name="P143"/>
      <text:list text:style-name="LFO2" text:continue-numbering="true">
        <text:list-item>
          <text:list>
            <text:list-item>
              <text:p text:style-name="P144"><text:bookmark-start text:name="_Toc133502255"/><text:bookmark-start text:name="_Toc133509388"/>Développer une interface utilisateur de type desktop<text:bookmark-end text:name="_Toc133502255"/><text:bookmark-end text:name="_Toc133509388"/></text:p>
            </text:list-item>
          </text:list>
        </text:list-item>
      </text:list>
      <text:p text:style-name="Normal"/>
      <text:p text:style-name="Normal"/>
      <text:p text:style-name="P145"/>
      <text:list text:style-name="LFO2" text:continue-numbering="true">
        <text:list-item>
          <text:list>
            <text:list-item>
              <text:p text:style-name="P146"><text:bookmark-start text:name="_Toc133502256"/><text:bookmark-start text:name="_Toc133509389"/>Développer des<text:s/>composants d’accès aux données<text:bookmark-end text:name="_Toc133502256"/><text:bookmark-end text:name="_Toc133509389"/></text:p>
            </text:list-item>
          </text:list>
        </text:list-item>
      </text:list>
      <text:p text:style-name="Normal"/>
      <text:p text:style-name="Normal"/>
      <text:p text:style-name="P147"/>
      <text:list text:style-name="LFO2" text:continue-numbering="true">
        <text:list-item>
          <text:list>
            <text:list-item>
              <text:p text:style-name="P148"><text:bookmark-start text:name="_Toc133502257"/><text:bookmark-start text:name="_Toc133509390"/>Développer la partie back-end d’une interface utilisateur web<text:bookmark-end text:name="_Toc133502257"/><text:bookmark-end text:name="_Toc133509390"/></text:p>
            </text:list-item>
          </text:list>
        </text:list-item>
      </text:list>
      <text:p text:style-name="Normal"/>
      <text:p text:style-name="P149"/>
      <text:list text:style-name="LFO2" text:continue-numbering="true">
        <text:list-item>
          <text:list>
            <text:list-item>
              <text:p text:style-name="P150"><text:bookmark-start text:name="_Toc133502258"/><text:bookmark-start text:name="_Toc133509391"/>Concevoir une base de données<text:bookmark-end text:name="_Toc133502258"/><text:bookmark-end text:name="_Toc133509391"/></text:p>
            </text:list-item>
          </text:list>
        </text:list-item>
      </text:list>
      <text:p text:style-name="Normal"/>
      <text:p text:style-name="Normal"/>
      <text:p text:style-name="P151"/>
      <text:list text:style-name="LFO2" text:continue-numbering="true">
        <text:list-item>
          <text:list>
            <text:list-item>
              <text:p text:style-name="P152"><text:bookmark-start text:name="_Toc133502259"/><text:bookmark-start text:name="_Toc133509392"/>Mettre en place une base de données<text:bookmark-end text:name="_Toc133502259"/><text:bookmark-end text:name="_Toc133509392"/></text:p>
            </text:list-item>
          </text:list>
        </text:list-item>
      </text:list>
      <text:p text:style-name="Normal"/>
      <text:p text:style-name="Normal"/>
      <text:p text:style-name="P153"/>
      <text:list text:style-name="LFO2" text:continue-numbering="true">
        <text:list-item>
          <text:list>
            <text:list-item>
              <text:p text:style-name="P154"><text:bookmark-start text:name="_Toc133502260"/><text:bookmark-start text:name="_Toc133509393"/>Développer des composants dans le langage d’une base de données<text:bookmark-end text:name="_Toc133502260"/><text:bookmark-end text:name="_Toc133509393"/></text:p>
            </text:list-item>
          </text:list>
        </text:list-item>
      </text:list>
      <text:p text:style-name="Normal"/>
      <text:p text:style-name="P155"/>
      <text:list text:style-name="LFO2" text:continue-numbering="true">
        <text:list-item>
          <text:list>
            <text:list-item>
              <text:p text:style-name="P156"><text:bookmark-start text:name="_Toc133502261"/><text:bookmark-start text:name="_Toc133509394"/>Développer des composants métiers<text:bookmark-end text:name="_Toc133502261"/><text:bookmark-end text:name="_Toc133509394"/></text:p>
            </text:list-item>
          </text:list>
        </text:list-item>
      </text:list>
      <text:p text:style-name="Normal"/>
      <text:p text:style-name="P157"/>
      <text:p text:style-name="P158"/>
      <text:p text:style-name="P159"><text:span text:style-name="T160"><draw:custom-shape svg:x="0in" svg:y="0.9096in" svg:width="6.31667in" svg:height="8.77153in" draw:z-index="251661312" draw:id="id1" draw:style-name="a3" draw:name="Rectangle 8" text:anchor-type="paragraph"><svg:title/><svg:desc/><draw:enhanced-geometry draw:type="non-primitive" svg:viewBox="0 0 21600 21600" draw:enhanced-path="M 0 0 L 21600 0 21600 21600 0 21600 Z N"/></draw:custom-shape></text:span><text:span text:style-name="T161">StoreSwap</text:span></text:p>
      <text:p text:style-name="P162"><text:span text:style-name="T163">Application Web</text:span></text:p>
      <text:list text:style-name="LFO2" text:continue-numbering="true">
        <text:list-item>
          <text:p text:style-name="P164"><text:bookmark-start text:name="_Toc133502262"/><text:bookmark-start text:name="_Toc133509395"/>StoreSwap / Application Web<text:bookmark-end text:name="_Toc133502262"/><text:bookmark-end text:name="_Toc133509395"/></text:p>
        </text:list-item>
      </text:list>
      <text:p text:style-name="Normal"/>
      <text:p text:style-name="P165"><text:bookmark-start text:name="_Hlk131891480"/>Origine</text:p>
      <text:p text:style-name="P166">Ce projet personnel a été créé, comme IAPM, il y a deux ans. Je l’ai également peaufinée au fil du temps pour y intégrer de nouvelles fonctionnalités, améliorer le<text:s/>design, tout en acquérant de nouvelles compétences.</text:p>
      <text:p text:style-name="P167"/>
      <text:p text:style-name="P168">Objectif/But</text:p>
      <text:p text:style-name="P169">L’objectif principal de ce projet est de vendre des bonbons, c’est basiquement un site web marchand, avec une boutique et un panier.</text:p>
      <text:p text:style-name="P170">Le but de ce site web marchand, est la création de compte<text:s/>utilisateurs (clients), gérer un panier en fonction des articles dans la boutique, et également la gestion de la base de données dans la section administration. (La base de données est tout de même gérée par l’application IAPM).</text:p>
      <text:p text:style-name="P171"/>
      <text:p text:style-name="P172">Principe</text:p>
      <text:p text:style-name="P173"><text:bookmark-end text:name="_Hlk131891480"/>StoreSwap est une application web, elle est développée en html/css, et php. Pour le côté style, j’ai utilisé le framework Bootstrap 5 pour le CSS. L’application web manipule la même base de données que IAPM.</text:p>
      <text:p text:style-name="P174">Dans l’application web StoreSwap, nous pouvons :</text:p>
      <text:p text:style-name="P175">- Gérer un panier en fonction des articles dans la boutique</text:p>
      <text:p text:style-name="P176">- Créer des utilisateurs</text:p>
      <text:p text:style-name="P177">- Se connecter avec son compte utilisateur</text:p>
      <text:p text:style-name="P178">- Afficher les données utilisateurs sur une page Profil</text:p>
      <text:p text:style-name="P179">- Consulter la base de données sur la partie administration</text:p>
      <text:p text:style-name="P180">- Gestion des cookies de session pour rester connecter avec son compte</text:p>
      <text:p text:style-name="P181">Côté design, l’application utilise le framework Bootstrap 5 (combiné avec du CSS personnalisé). L’éditeur de cote utilisé est Visual Studio Code.</text:p>
      <text:p text:style-name="P182">Côté base de données, j’utilise une base SQL (MySQL) qui tourne sur un serveur local WAMP, l’édition de la base de données s’effectue sur le logiciel HeidiSQL.</text:p>
      <text:p text:style-name="P183">Côté exécution du code, avec WAMP, je fais tourner un serveur Apache 2 pour interpréter le php.</text:p>
      <text:p text:style-name="Normal"/>
      <text:p text:style-name="Normal"/>
      <text:p text:style-name="P184"/>
      <text:p text:style-name="Normal"/>
      <text:list text:style-name="LFO2" text:continue-numbering="true">
        <text:list-item>
          <text:list>
            <text:list-item>
              <text:p text:style-name="P185"><text:bookmark-start text:name="_Toc133502263"/><text:bookmark-start text:name="_Toc133509396"/>Développer des composants d’accès aux données<text:bookmark-end text:name="_Toc133502263"/><text:bookmark-end text:name="_Toc133509396"/></text:p>
            </text:list-item>
          </text:list>
        </text:list-item>
      </text:list>
      <text:p text:style-name="Normal"/>
      <text:p text:style-name="P186"/>
      <text:list text:style-name="LFO2" text:continue-numbering="true">
        <text:list-item>
          <text:list>
            <text:list-item>
              <text:p text:style-name="P187"><text:bookmark-start text:name="_Toc133502264"/><text:bookmark-start text:name="_Toc133509397"/>Développer la partie front-end d’une interface utilisateur web<text:bookmark-end text:name="_Toc133502264"/><text:bookmark-end text:name="_Toc133509397"/></text:p>
            </text:list-item>
          </text:list>
        </text:list-item>
      </text:list>
      <text:p text:style-name="Normal"/>
      <text:p text:style-name="P188"/>
      <text:list text:style-name="LFO2" text:continue-numbering="true">
        <text:list-item>
          <text:list>
            <text:list-item>
              <text:p text:style-name="P189"><text:bookmark-start text:name="_Toc133502265"/><text:bookmark-start text:name="_Toc133509398"/>Concevoir une base de données<text:bookmark-end text:name="_Toc133502265"/><text:bookmark-end text:name="_Toc133509398"/></text:p>
            </text:list-item>
          </text:list>
        </text:list-item>
      </text:list>
      <text:p text:style-name="Normal"/>
      <text:p text:style-name="P190"/>
      <text:list text:style-name="LFO2" text:continue-numbering="true">
        <text:list-item>
          <text:list>
            <text:list-item>
              <text:p text:style-name="P191"><text:bookmark-start text:name="_Toc133502266"/><text:bookmark-start text:name="_Toc133509399"/>Mettre en place une base de données<text:bookmark-end text:name="_Toc133502266"/><text:bookmark-end text:name="_Toc133509399"/></text:p>
            </text:list-item>
          </text:list>
        </text:list-item>
      </text:list>
      <text:p text:style-name="Normal"/>
      <text:p text:style-name="P192"/>
      <text:h text:style-name="Titre2" text:outline-level="2"><text:bookmark-start text:name="_Toc133502267"/><text:bookmark-start text:name="_Toc133509400"/>2.5 Développer des composants dans le langage d’une base de données<text:bookmark-end text:name="_Toc133502267"/><text:bookmark-end text:name="_Toc133509400"/></text:h>
      <text:p text:style-name="Normal"/>
      <text:p text:style-name="P193"/>
      <text:list text:style-name="LFO2" text:continue-numbering="true">
        <text:list-item>
          <text:list>
            <text:list-item>
              <text:p text:style-name="P194"><text:bookmark-start text:name="_Toc133502268"/><text:bookmark-start text:name="_Toc133509401"/>Construire une application organisée en<text:s/>couches<text:bookmark-end text:name="_Toc133502268"/><text:bookmark-end text:name="_Toc133509401"/></text:p>
            </text:list-item>
          </text:list>
        </text:list-item>
      </text:list>
      <text:p text:style-name="Normal"/>
      <text:p text:style-name="P195"/>
      <text:list text:style-name="LFO2" text:continue-numbering="true">
        <text:list-item>
          <text:list>
            <text:list-item>
              <text:p text:style-name="P196"><text:bookmark-start text:name="_Toc133502269"/><text:bookmark-start text:name="_Toc133509402"/>Préparer et exécuter le déploiement d’une application<text:bookmark-end text:name="_Toc133502269"/><text:bookmark-end text:name="_Toc133509402"/></text:p>
            </text:list-item>
          </text:list>
        </text:list-item>
      </text:list>
      <text:p text:style-name="Normal"/>
      <text:p text:style-name="Normal"/>
      <text:p text:style-name="P197"/>
      <text:p text:style-name="P198"><text:span text:style-name="T199"><draw:custom-shape svg:x="0in" svg:y="0.9096in" svg:width="6.31667in" svg:height="8.77153in" draw:z-index="251663360" draw:id="id2" draw:style-name="a5" draw:name="Rectangle 9" text:anchor-type="paragraph"><svg:title/><svg:desc/><draw:enhanced-geometry draw:type="non-primitive" svg:viewBox="0 0 21600 21600" draw:enhanced-path="M 0 0 L 21600 0 21600 21600 0 21600 Z N"/></draw:custom-shape></text:span><text:span text:style-name="T200">TentationVoyage</text:span></text:p>
      <text:p text:style-name="P201"><text:span text:style-name="T202">Application Web</text:span></text:p>
      <text:p text:style-name="P203"/>
      <text:list text:style-name="LFO2" text:continue-numbering="true">
        <text:list-item>
          <text:p text:style-name="P204"><text:bookmark-start text:name="_Toc133502270"/><text:bookmark-start text:name="_Toc133509403"/>TentationVoyage / Application Web<text:bookmark-end text:name="_Toc133502270"/><text:bookmark-end text:name="_Toc133509403"/></text:p>
        </text:list-item>
      </text:list>
      <text:p text:style-name="Normal"/>
      <text:p text:style-name="P205">Origine</text:p>
      <text:p text:style-name="P206">TentationVoyage est un projet professionnel. Le travail a été effectué par une équipe de 3<text:s/>développeurs, dont moi. Nous avons fait la refonte totale du site de base, en y refaisant une refonte totale du CSS, ainsi que la gestion interne du site (Nous avons gardé la même charte graphique).</text:p>
      <text:p text:style-name="P207"/>
      <text:p text:style-name="P208">Objectif/But</text:p>
      <text:p text:style-name="P209">L’objectif principal de cette mission était<text:s/>de donner un « coup de jeune » au site web. Et ça a été chose faite. Le site est méconnaissable, et cette version est plus au goût du jour, et est surtout plus au goût de son administrateur.</text:p>
      <text:p text:style-name="P210"/>
      <text:p text:style-name="P211">Principe</text:p>
      <text:p text:style-name="P212">TentationVoyage est un site web développé en html/css<text:s/>et php. Pour le style, nous avons utilisé Bootstrap 5. La base de donnée est en MySQL, gérer avec l’interface PhpMyAdmin.</text:p>
      <text:p text:style-name="P213">Cette application permet d’organiser des voyages avec des widgets (Kayak, Skyscanner…). Nous pouvons commander des billets pour des vols, trains, bus, bateaux.</text:p>
      <text:p text:style-name="P214">Sur l’interface utilisateur, vous pouvez trier les widgets avec un système de favoris, et être abonné à une Newsletter pour recevoir des bons plans définit par l’administrateur du site (en fonction des destinations préférées définis sur votre compte utilisateur).</text:p>
      <text:p text:style-name="P215">Dans l’application web TentationVoyage, nous pouvons :</text:p>
      <text:p text:style-name="P216">- Commander des billets avec des widgets affiliés</text:p>
      <text:p text:style-name="P217">- Planifier des voyages</text:p>
      <text:p text:style-name="P218">- Mettre des widget favoris</text:p>
      <text:p text:style-name="P219">- Créer des comptes utilisateurs</text:p>
      <text:p text:style-name="P220">- S’abonner à une Newsletter</text:p>
      <text:p text:style-name="P221">Pour le coté administration :</text:p>
      <text:p text:style-name="P222">- Gérer les utilisateurs (Ajout, suppression, modification)</text:p>
      <text:p text:style-name="P223">- Gérer les widgets (Intégrer des widget en ajoutant directement le code Html/js), pour que l’administrateur puisse administrer son site sans même toucher directement le<text:s/>code.</text:p>
      <text:p text:style-name="P224">- Publier des « Bon plans » (qui seront publié sur le site, mais également sous forme de Newsletter).</text:p>
      <text:p text:style-name="P225">Côté design, l’application utilise le framework Bootstrap 5 (combiné avec du CSS personnalisé). Nous avons utilisé VisualStudio Code, avec des extensions comme LiveShare pour travailler en équipe et à distance.</text:p>
      <text:p text:style-name="P226">Côté base de données, nous avons utilisé une base SQL (MySQL), qui tournait sur un serveur OVH Cloud (ou le site est également hébergé.)</text:p>
      <text:list text:style-name="LFO2" text:continue-numbering="true">
        <text:list-item>
          <text:list>
            <text:list-item>
              <text:p text:style-name="P227"><text:bookmark-start text:name="_Toc133502271"/><text:bookmark-start text:name="_Toc133509404"/>Développer des composants d’accès aux données<text:bookmark-end text:name="_Toc133502271"/><text:bookmark-end text:name="_Toc133509404"/></text:p>
            </text:list-item>
          </text:list>
        </text:list-item>
      </text:list>
      <text:p text:style-name="Normal"/>
      <text:p text:style-name="P228"/>
      <text:list text:style-name="LFO2" text:continue-numbering="true">
        <text:list-item>
          <text:list>
            <text:list-item>
              <text:p text:style-name="P229"><text:bookmark-start text:name="_Toc133502272"/><text:bookmark-start text:name="_Toc133509405"/>Développer la partie front-end d’une interface utilisateur web<text:bookmark-end text:name="_Toc133502272"/><text:bookmark-end text:name="_Toc133509405"/></text:p>
            </text:list-item>
          </text:list>
        </text:list-item>
      </text:list>
      <text:p text:style-name="Normal"/>
      <text:p text:style-name="P230"/>
      <text:list text:style-name="LFO2" text:continue-numbering="true">
        <text:list-item>
          <text:list>
            <text:list-item>
              <text:p text:style-name="P231"><text:bookmark-start text:name="_Toc133502273"/><text:bookmark-start text:name="_Toc133509406"/>Concevoir une base de données<text:bookmark-end text:name="_Toc133502273"/><text:bookmark-end text:name="_Toc133509406"/></text:p>
            </text:list-item>
          </text:list>
        </text:list-item>
      </text:list>
      <text:p text:style-name="Normal"/>
      <text:p text:style-name="P232"/>
      <text:list text:style-name="LFO2" text:continue-numbering="true">
        <text:list-item>
          <text:list>
            <text:list-item>
              <text:p text:style-name="P233"><text:bookmark-start text:name="_Toc133502274"/><text:bookmark-start text:name="_Toc133509407"/>Mettre en place une base de données<text:bookmark-end text:name="_Toc133502274"/><text:bookmark-end text:name="_Toc133509407"/></text:p>
            </text:list-item>
          </text:list>
        </text:list-item>
      </text:list>
      <text:p text:style-name="Normal"/>
      <text:p text:style-name="P234"/>
      <text:list text:style-name="LFO2" text:continue-numbering="true">
        <text:list-item>
          <text:list>
            <text:list-item>
              <text:p text:style-name="P235"><text:bookmark-start text:name="_Toc133502275"/><text:bookmark-start text:name="_Toc133509408"/>Développer des composants dans le langage d’une base de données<text:bookmark-end text:name="_Toc133502275"/><text:bookmark-end text:name="_Toc133509408"/></text:p>
            </text:list-item>
          </text:list>
        </text:list-item>
      </text:list>
      <text:p text:style-name="Normal"/>
      <text:p text:style-name="P236"/>
      <text:list text:style-name="LFO2" text:continue-numbering="true">
        <text:list-item>
          <text:list>
            <text:list-item>
              <text:p text:style-name="P237"><text:bookmark-start text:name="_Toc133502276"/><text:bookmark-start text:name="_Toc133509409"/>Collaborer à la gestion d’un projet informatique et à l’organisation de l’environnement de développement<text:bookmark-end text:name="_Toc133502276"/><text:bookmark-end text:name="_Toc133509409"/></text:p>
            </text:list-item>
          </text:list>
        </text:list-item>
      </text:list>
      <text:p text:style-name="Normal"/>
      <text:p text:style-name="P238"/>
      <text:list text:style-name="LFO2" text:continue-numbering="true">
        <text:list-item>
          <text:list>
            <text:list-item>
              <text:p text:style-name="P239"><text:bookmark-start text:name="_Toc133502277"/><text:bookmark-start text:name="_Toc133509410"/>Concevoir une application<text:bookmark-end text:name="_Toc133502277"/><text:bookmark-end text:name="_Toc133509410"/></text:p>
            </text:list-item>
          </text:list>
        </text:list-item>
      </text:list>
      <text:p text:style-name="Normal"/>
      <text:p text:style-name="P240"/>
      <text:list text:style-name="LFO2" text:continue-numbering="true">
        <text:list-item>
          <text:list>
            <text:list-item>
              <text:p text:style-name="P241"><text:bookmark-start text:name="_Toc133502278"/><text:bookmark-start text:name="_Toc133509411"/>Développer des composants métier<text:bookmark-end text:name="_Toc133502278"/><text:bookmark-end text:name="_Toc133509411"/></text:p>
            </text:list-item>
          </text:list>
        </text:list-item>
      </text:list>
      <text:p text:style-name="Normal"/>
      <text:p text:style-name="P242"/>
      <text:list text:style-name="LFO2" text:continue-numbering="true">
        <text:list-item>
          <text:list>
            <text:list-item>
              <text:p text:style-name="P243"><text:bookmark-start text:name="_Toc133502279"/><text:bookmark-start text:name="_Toc133509412"/>Construire une application organisée en couches<text:bookmark-end text:name="_Toc133502279"/><text:bookmark-end text:name="_Toc133509412"/></text:p>
            </text:list-item>
          </text:list>
        </text:list-item>
      </text:list>
      <text:p text:style-name="Normal"/>
      <text:p text:style-name="P244"/>
      <text:list text:style-name="LFO2" text:continue-numbering="true">
        <text:list-item>
          <text:list>
            <text:list-item>
              <text:list>
                <text:list-item>
                  <text:p text:style-name="P245"><text:bookmark-start text:name="_Toc133502280"/><text:bookmark-start text:name="_Toc133509413"/>Préparer et exécuter le déploiement d’une application<text:bookmark-end text:name="_Toc133502280"/><text:bookmark-end text:name="_Toc133509413"/></text:p>
                </text:list-item>
              </text:list>
            </text:list-item>
          </text:list>
        </text:list-item>
      </text:list>
      <text:p text:style-name="Normal"/>
      <text:p text:style-name="P246"/>
      <text:p text:style-name="P247"/>
      <text:p text:style-name="P248"><text:span text:style-name="T249"><draw:custom-shape svg:x="0in" svg:y="0.9096in" svg:width="6.31667in" svg:height="8.77153in" draw:z-index="251665408" draw:id="id3" draw:style-name="a7" draw:name="Rectangle 10" text:anchor-type="paragraph"><svg:title/><svg:desc/><draw:enhanced-geometry draw:type="non-primitive" svg:viewBox="0 0 21600 21600" draw:enhanced-path="M 0 0 L 21600 0 21600 21600 0 21600 Z N"/></draw:custom-shape></text:span><text:span text:style-name="T250">MSPR A’rosa-je</text:span></text:p>
      <text:p text:style-name="P251"><text:span text:style-name="T252">Application Web, Desktop, Mobile</text:span></text:p>
      <text:p text:style-name="P253"/>
      <text:list text:style-name="LFO2" text:continue-numbering="true">
        <text:list-item>
          <text:p text:style-name="P254"><text:bookmark-start text:name="_Toc133502281"/><text:bookmark-start text:name="_Toc133509414"/>MSPR A’rosa-je / Application Web, Desktop, Mobile<text:bookmark-end text:name="_Toc133502281"/><text:bookmark-end text:name="_Toc133509414"/></text:p>
        </text:list-item>
      </text:list>
      <text:p text:style-name="Normal"/>
      <text:p text:style-name="P255"><text:span text:style-name="T256">Origine</text:span></text:p>
      <text:p text:style-name="P257">MSPR A’rosa-je est un projet d’étude supérieure par groupe, en appliquant un contexte et une démarche professionnelle.</text:p>
      <text:p text:style-name="P258">Nous avons eu un groupe de 4, avec des tâches bien réparties en fonction des compétences et aisances de chacun.</text:p>
      <text:p text:style-name="P259">La mission a été réalisée avec succès, en répondant à toutes les problématiques énoncées dans le référentiel d’objectifs en créant ces applications.</text:p>
      <text:p text:style-name="P260"/>
      <text:p text:style-name="P261">Objectif/But</text:p>
      <text:p text:style-name="P262">L’objectif de ce contexte<text:s/>est de créer 3 applications, web, mobile et desktop. Elles doivent avoir une base de données commune, et communiquer entre elles.</text:p>
      <text:p text:style-name="P263">Le but de l’application web est de gérer les comptes utilisateurs, gérer l’ajout de plantes, interagir via une messagerie avec des botanistes, accéder à la carte pour afficher les botanistes pouvant garder vos plantes.</text:p>
      <text:p text:style-name="P264">Le but de l’application mobile est la consultation de l’état de votre plante, gardée par un botaniste en particulier.</text:p>
      <text:p text:style-name="P265">Le but de l’application desktop est le même<text:s/>que l’application web.</text:p>
      <text:p text:style-name="P266"/>
      <text:p text:style-name="P267">Principe</text:p>
      <text:p text:style-name="P268">MSPR A’rosa-je est un projet qui met en relation des utilisateurs et des botanistes, les 3 applications permettent une communication claire et précise entre l’utilisateur et le botaniste, pour avoir toutes les informations<text:s/>essentielles et nécessaires au bien-être de la plante.</text:p>
      <text:p text:style-name="P269">L’application web est réalisée avec le framework Angular (TypeScript), pour le CSS, nous avons développé un CSS personnalisé.</text:p>
      <text:p text:style-name="P270">L’application mobile est réalisée avec le framework Flutter (Dart)</text:p>
      <text:p text:style-name="P271">L’application desktop est une retranscription de l’application web avec Electron</text:p>
      <text:p text:style-name="P272">Avec ces 3 applications, vous pourrez :</text:p>
      <text:p text:style-name="P273">- Gérer les utilisateurs/botanistes (Ajout, modification, suppression)</text:p>
      <text:p text:style-name="P274">- Ajouter des plantes (les classer par familles)</text:p>
      <text:p text:style-name="P275">-<text:s/>Visualiser, via une carte interactive, les botanistes et les plantes</text:p>
      <text:p text:style-name="P276">-<text:s/><text:span text:style-name="T277">É</text:span>changer entre utilisateurs et botanistes via un chat (messagerie)</text:p>
      <text:p text:style-name="Normal"/>
      <text:p text:style-name="P278"/>
      <text:list text:style-name="LFO2" text:continue-numbering="true">
        <text:list-item>
          <text:list>
            <text:list-item>
              <text:p text:style-name="P279"><text:bookmark-start text:name="_Toc133502282"/><text:bookmark-start text:name="_Toc133509415"/>Développer la partie front-end d’une interface utilisateur web<text:bookmark-end text:name="_Toc133502282"/><text:bookmark-end text:name="_Toc133509415"/></text:p>
            </text:list-item>
          </text:list>
        </text:list-item>
      </text:list>
      <text:p text:style-name="Normal"/>
      <text:p text:style-name="P280"/>
      <text:list text:style-name="LFO2" text:continue-numbering="true">
        <text:list-item>
          <text:list>
            <text:list-item>
              <text:p text:style-name="P281"><text:bookmark-start text:name="_Toc133502283"/><text:bookmark-start text:name="_Toc133509416"/>Développer la partie back-end d’une interface utilisateur web<text:bookmark-end text:name="_Toc133502283"/><text:bookmark-end text:name="_Toc133509416"/></text:p>
            </text:list-item>
          </text:list>
        </text:list-item>
      </text:list>
      <text:p text:style-name="Normal"/>
      <text:p text:style-name="P282"/>
      <text:h text:style-name="P283" text:outline-level="2"><text:bookmark-start text:name="_Toc133502284"/><text:bookmark-start text:name="_Toc133509417"/>4.3 Concevoir une base de données<text:bookmark-end text:name="_Toc133502284"/><text:bookmark-end text:name="_Toc133509417"/></text:h>
      <text:p text:style-name="P284"/>
      <text:p text:style-name="P285"/>
      <text:h text:style-name="P286" text:outline-level="2"><text:bookmark-start text:name="_Toc133502285"/><text:bookmark-start text:name="_Toc133509418"/>4.4 Mettre en place une base de données<text:bookmark-end text:name="_Toc133502285"/><text:bookmark-end text:name="_Toc133509418"/></text:h>
      <text:p text:style-name="P287"/>
      <text:p text:style-name="P288"/>
      <text:h text:style-name="P289" text:outline-level="2"><text:bookmark-start text:name="_Toc133502286"/><text:bookmark-start text:name="_Toc133509419"/>4.5 Développer des composants dans le langage d'une base de données<text:bookmark-end text:name="_Toc133502286"/><text:bookmark-end text:name="_Toc133509419"/></text:h>
      <text:p text:style-name="P290"/>
      <text:p text:style-name="P291"/>
      <text:h text:style-name="P292" text:outline-level="2"><text:bookmark-start text:name="_Toc133502287"/><text:bookmark-start text:name="_Toc133509420"/>4.6 Collaborer à la gestion d'un projet informatique et à l'organisation de l'environnement de<text:s/>développement<text:bookmark-end text:name="_Toc133502287"/><text:bookmark-end text:name="_Toc133509420"/></text:h>
      <text:p text:style-name="P293"/>
      <text:p text:style-name="P294"/>
      <text:h text:style-name="P295" text:outline-level="2"><text:bookmark-start text:name="_Toc133502288"/><text:bookmark-start text:name="_Toc133509421"/>4.7 Concevoir une application<text:bookmark-end text:name="_Toc133502288"/><text:bookmark-end text:name="_Toc133509421"/></text:h>
      <text:p text:style-name="P296"/>
      <text:p text:style-name="P297"/>
      <text:h text:style-name="P298" text:outline-level="2"><text:bookmark-start text:name="_Toc133502289"/><text:bookmark-start text:name="_Toc133509422"/>4.8 Développer des composants métier<text:bookmark-end text:name="_Toc133502289"/><text:bookmark-end text:name="_Toc133509422"/></text:h>
      <text:p text:style-name="P299"/>
      <text:p text:style-name="P300"/>
      <text:h text:style-name="P301" text:outline-level="2"><text:bookmark-start text:name="_Toc133502290"/><text:bookmark-start text:name="_Toc133509423"/>4.9 Construire une application organisée en couches<text:bookmark-end text:name="_Toc133502290"/><text:bookmark-end text:name="_Toc133509423"/></text:h>
      <text:p text:style-name="P302"/>
      <text:p text:style-name="P303"/>
      <text:h text:style-name="P304" text:outline-level="2"><text:bookmark-start text:name="_Toc133502291"/><text:bookmark-start text:name="_Toc133509424"/>4.9.1 Développer une application mobile<text:bookmark-end text:name="_Toc133502291"/><text:bookmark-end text:name="_Toc133509424"/></text:h>
      <text:p text:style-name="P305"/>
      <text:p text:style-name="P306"/>
      <text:h text:style-name="P307" text:outline-level="2"><text:bookmark-start text:name="_Toc133502292"/><text:bookmark-start text:name="_Toc133509425"/>4.9.2 Préparer et exécuter le déploiement d'une application<text:bookmark-end text:name="_Toc133502292"/><text:bookmark-end text:name="_Toc133509425"/></text:h>
      <text:p text:style-name="P308"/>
      <text:p text:style-name="P309"/>
      <text:p text:style-name="P310"/>
      <text:p text:style-name="P311"><text:span text:style-name="T312"><draw:custom-shape svg:x="0in" svg:y="0.9096in" svg:width="6.31667in" svg:height="8.77153in" draw:z-index="251667456" draw:id="id4" draw:style-name="a9" draw:name="Rectangle 11" text:anchor-type="paragraph"><svg:title/><svg:desc/><draw:enhanced-geometry draw:type="non-primitive" svg:viewBox="0 0 21600 21600" draw:enhanced-path="M 0 0 L 21600 0 21600 21600 0 21600 Z N"/></draw:custom-shape></text:span><text:span text:style-name="T313">Prisearch</text:span></text:p>
      <text:p text:style-name="P314"><text:span text:style-name="T315">Application CLI</text:span></text:p>
      <text:p text:style-name="P316"/>
      <text:list text:style-name="LFO2" text:continue-numbering="true">
        <text:list-item>
          <text:p text:style-name="P317"><text:bookmark-start text:name="_Toc133502293"/><text:bookmark-start text:name="_Toc133509426"/>PriSearch / Application CLI<text:bookmark-end text:name="_Toc133502293"/><text:bookmark-end text:name="_Toc133509426"/></text:p>
        </text:list-item>
      </text:list>
      <text:p text:style-name="P318"/>
      <text:p text:style-name="P319">Origine</text:p>
      <text:p text:style-name="Normal"/>
      <text:p text:style-name="P320">Objectif/But</text:p>
      <text:p text:style-name="Normal"/>
      <text:p text:style-name="P321">Principe</text:p>
      <text:p text:style-name="P322"/>
      <text:p text:style-name="P323"/>
      <text:p text:style-name="P324"/>
      <text:h text:style-name="P325" text:outline-level="2"><text:bookmark-start text:name="_Toc133502294"/><text:bookmark-start text:name="_Toc133509427"/>5.1 Développer une interface utilisateur de type desktop<text:bookmark-end text:name="_Toc133502294"/><text:bookmark-end text:name="_Toc133509427"/></text:h>
      <text:p text:style-name="P326"/>
      <text:p text:style-name="P327"/>
      <text:h text:style-name="P328" text:outline-level="2"><text:bookmark-start text:name="_Toc133502295"/><text:bookmark-start text:name="_Toc133509428"/>5.2 Développer la partie back-end d'une interface utilisateur web<text:bookmark-end text:name="_Toc133502295"/><text:bookmark-end text:name="_Toc133509428"/></text:h>
      <text:p text:style-name="P329"/>
      <text:p text:style-name="P330"/>
      <text:h text:style-name="P331" text:outline-level="2"><text:bookmark-start text:name="_Toc133502296"/><text:bookmark-start text:name="_Toc133509429"/>5.3 Préparer et exécuter les<text:s/>plans de tests d'une application<text:bookmark-end text:name="_Toc133502296"/><text:bookmark-end text:name="_Toc133509429"/></text:h>
      <text:p text:style-name="P332"/>
      <text:p text:style-name="P333"/>
      <text:p text:style-name="P334"/>
      <text:list text:style-name="LFO2" text:continue-numbering="true">
        <text:list-item>
          <text:p text:style-name="P335"><text:bookmark-start text:name="_Toc133502297"/><text:bookmark-start text:name="_Toc133509430"/>AirSens / WorkShop<text:bookmark-end text:name="_Toc133502297"/><text:bookmark-end text:name="_Toc133509430"/></text:p>
        </text:list-item>
      </text:list>
      <text:p text:style-name="P336"/>
      <text:p text:style-name="P337">Origine</text:p>
      <text:p text:style-name="Normal"/>
      <text:p text:style-name="P338">Objectif/But</text:p>
      <text:p text:style-name="Normal"/>
      <text:p text:style-name="P339">Principe</text:p>
      <text:p text:style-name="P340"/>
      <text:p text:style-name="P341"/>
      <text:h text:style-name="P342" text:outline-level="2"><text:bookmark-start text:name="_Toc133502298"/><text:bookmark-start text:name="_Toc133509431"/>6.1 Maquetter une application<text:bookmark-end text:name="_Toc133502298"/><text:bookmark-end text:name="_Toc133509431"/></text:h>
      <text:p text:style-name="P343"/>
      <text:p text:style-name="P344"/>
      <text:h text:style-name="P345" text:outline-level="2"><text:bookmark-start text:name="_Toc133502299"/><text:bookmark-start text:name="_Toc133509432"/>6.2 Collaborer à la gestion d'un projet informatique et à l'organisation de l'environnement de développement<text:bookmark-end text:name="_Toc133502299"/><text:bookmark-end text:name="_Toc133509432"/></text:h>
      <text:p text:style-name="P346"/>
      <text:p text:style-name="P347"/>
      <text:p text:style-name="P348"/>
      <text:list text:style-name="LFO2" text:continue-numbering="true">
        <text:list-item>
          <text:p text:style-name="P349"><text:bookmark-start text:name="_Toc133502300"/><text:bookmark-start text:name="_Toc133509433"/>VITAM (Programme Interministériel d’Archivage Numérique) / Projet Professionnel<text:bookmark-end text:name="_Toc133502300"/><text:bookmark-end text:name="_Toc133509433"/></text:p>
        </text:list-item>
      </text:list>
      <text:p text:style-name="P350"/>
      <text:p text:style-name="P351">Origine</text:p>
      <text:p text:style-name="Normal"/>
      <text:p text:style-name="P352">Objectif/But</text:p>
      <text:p text:style-name="Normal"/>
      <text:p text:style-name="P353">Principe</text:p>
      <text:p text:style-name="P354"/>
      <text:p text:style-name="P355"/>
      <text:h text:style-name="P356" text:outline-level="2"><text:bookmark-start text:name="_Toc133502301"/><text:bookmark-start text:name="_Toc133509434"/>7.1 Collaborer à la gestion d'un projet informatique et à l'organisation de l'environnement de développement<text:bookmark-end text:name="_Toc133502301"/><text:bookmark-end text:name="_Toc133509434"/></text:h>
      <text:p text:style-name="P357"/>
      <text:p text:style-name="P358"/>
      <text:h text:style-name="P359" text:outline-level="2"><text:bookmark-start text:name="_Toc133502302"/><text:bookmark-start text:name="_Toc133509435"/>7.2 Concevoir une application<text:bookmark-end text:name="_Toc133502302"/><text:bookmark-end text:name="_Toc133509435"/></text:h>
      <text:p text:style-name="P360"/>
      <text:p text:style-name="P361"/>
      <text:h text:style-name="Titre1" text:outline-level="1"><text:bookmark-start text:name="_Toc132599209"/><text:bookmark-start text:name="_Toc133502303"/><text:bookmark-start text:name="_Toc133509436"/>8<text:tab/>Conclusion<text:bookmark-end text:name="_Toc132599209"/><text:bookmark-end text:name="_Toc133502303"/><text:bookmark-end text:name="_Toc133509436"/></text:h>
      <text:p text:style-name="P362"/>
      <text:h text:style-name="Titre1" text:outline-level="1"><text:bookmark-start text:name="_Toc132599210"/><text:bookmark-start text:name="_Toc133502304"/><text:bookmark-start text:name="_Toc133509437"/>9<text:tab/>Glossaire<text:bookmark-end text:name="_Toc132599210"/><text:bookmark-end text:name="_Toc133502304"/><text:bookmark-end text:name="_Toc133509437"/></text:h>
      <text:p text:style-name="Normal"/>
      <text:p text:style-name="P363">IAPM : Interface Applicatif de Produits Marchands</text:p>
      <text:p text:style-name="P364">MVC : Model-View-Controller</text:p>
      <text:p text:style-name="P365">MVVM : Model-View-ViewModel</text:p>
      <text:p text:style-name="P366"/>
      <text:p text:style-name="P3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3864"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2F5496" fo:hyphenate="false"/>
    </style:style>
    <style:style style:name="Normal" style:display-name="Normal" style:family="paragraph">
      <style:text-properties style:letter-kerning="true" fo:font-size="11pt" style:font-size-asian="11pt" style:font-size-complex="11pt" style:language-asian="en" style:country-asian="US" fo:hyphenate="false"/>
    </style:style>
    <style:style style:name="Policepardéfaut" style:display-name="Police par défaut" style:family="text"/>
    <style:style style:name="Numérodeligne" style:display-name="Numéro de ligne"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TM3" style:display-name="TM 3" style:family="paragraph" style:parent-style-name="Normal" style:next-style-name="Normal">
      <style:paragraph-properties fo:margin-bottom="0.0694in" fo:margin-left="0.3055in">
        <style:tab-stops>
          <style:tab-stop style:type="left" style:position="0.6111in"/>
          <style:tab-stop style:type="right" style:leader-style="dotted" style:leader-text="." style:position="5.9875in"/>
        </style:tab-stops>
      </style:paragraph-properties>
      <style:text-properties style:font-name-asian="DengXian" style:font-name-complex="Times New Roman" style:letter-kerning="false" style:language-asian="fr" style:country-asian="FR"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M2" style:display-name="TM 2" style:family="paragraph" style:parent-style-name="Normal" style:next-style-name="Normal">
      <style:paragraph-properties fo:margin-bottom="0.0694in" fo:margin-left="0.1527in">
        <style:tab-stops/>
      </style:paragraph-properties>
      <style:text-properties style:font-name-asian="DengXian" style:font-name-complex="Times New Roman" style:letter-kerning="false" style:language-asian="fr" style:country-asian="FR" fo:hyphenate="false"/>
    </style:style>
    <style:style style:name="Titre" style:display-name="Titre" style:family="paragraph" style:parent-style-name="Normal" style:next-style-name="Normal">
      <style:paragraph-properties fo:margin-bottom="0in" fo:line-height="100%"/>
      <style:text-properties style:font-name="Calibri Light" style:font-name-asian="DengXian Light" style:font-name-complex="Times New Roman" fo:letter-spacing="-0.0069in" fo:font-size="28pt" style:font-size-asian="28pt" style:font-size-complex="28pt" fo:hyphenate="false"/>
    </style:style>
    <style:style style:name="TM1" style:display-name="TM 1" style:family="paragraph" style:parent-style-name="Normal" style:next-style-name="Normal">
      <style:paragraph-properties fo:margin-bottom="0.0694in"/>
      <style:text-properties style:font-name-asian="DengXian" style:font-name-complex="Times New Roman" style:letter-kerning="false" style:language-asian="fr" style:country-asian="FR" fo:hyphenate="false"/>
    </style:style>
    <style:style style:name="Titre1Car" style:display-name="Titre 1 Car" style:family="text" style:parent-style-name="Policepardéfaut">
      <style:text-properties style:font-name="Calibri Light" style:font-name-asian="DengXian Light" style:font-name-complex="Times New Roman" fo:color="#2F5496" fo:font-size="16pt" style:font-size-asian="16pt" style:font-size-complex="16pt"/>
    </style:style>
    <style:style style:name="En-têtedetabledesmatières1" style:display-name="En-tête de table des matières1" style:family="paragraph" style:parent-style-name="Titre1" style:next-style-name="Normal" style:default-outline-level="1">
      <style:text-properties style:letter-kerning="false" style:language-asian="fr" style:country-asian="FR" fo:hyphenate="false"/>
    </style:style>
    <style:style style:name="NotedefinCar" style:display-name="Note de fin Car" style:family="text" style:parent-style-name="Policepardéfaut">
      <style:text-properties fo:font-size="10pt" style:font-size-asian="10pt" style:font-size-complex="10pt"/>
    </style:style>
    <style:style style:name="TitreCar" style:display-name="Titre Car" style:family="text" style:parent-style-name="Policepardéfaut">
      <style:text-properties style:font-name="Calibri Light" style:font-name-asian="DengXian Light"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DengXian Light"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DengXian Light" style:font-name-complex="Times New Roman" fo:color="#1F3864"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DengXian Light" style:font-name-complex="Times New Roman" fo:font-style="italic" style:font-style-asian="italic" style:font-style-complex="italic" fo:color="#2F5496"/>
    </style:style>
    <style:style style:name="Sansinterligne" style:display-name="Sans interligne" style:family="paragraph">
      <style:paragraph-properties fo:margin-bottom="0in" fo:line-height="100%"/>
      <style:text-properties style:letter-kerning="true" fo:font-size="11pt" style:font-size-asian="11pt" style:font-size-complex="11pt" style:language-asian="en" style:country-asian="US" fo:hyphenate="false"/>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fill-image draw:name="a6" xlink:href="media/image1.png" xlink:show="embed" xlink:actuate="onLoad"/>
    <draw:fill-image draw:name="a0" xlink:href="media/image2.png" xlink:show="embed" xlink:actuate="onLoad"/>
    <draw:fill-image draw:name="a8" xlink:href="media/image3.png" xlink:show="embed" xlink:actuate="onLoad"/>
    <draw:fill-image draw:name="a2" xlink:href="media/image4.png" xlink:show="embed" xlink:actuate="onLoad"/>
    <draw:fill-image draw:name="a4" xlink:href="media/image5.png" xlink:show="embed" xlink:actuate="onLoad"/>
  </office:styles>
  <office:automatic-styles>
    <text:list-style style:name="LFO1">
      <text:list-level-style-number text:level="1" style:num-format="1">
        <style:list-level-properties text:space-before="0.25in" text:min-label-width="0.4916in" text:list-level-position-and-space-mode="label-alignment">
          <style:list-level-label-alignment text:label-followed-by="listtab" fo:margin-left="0.7416in" fo:text-indent="-0.4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YRAC Lilian</meta:initial-creator>
    <dc:creator>LAYRAC Lilian</dc:creator>
    <meta:creation-date>2023-04-19T09:45:00Z</meta:creation-date>
    <dc:date>2023-04-27T16:01:00Z</dc:date>
    <meta:template xlink:href="Normal.dotm" xlink:type="simple"/>
    <meta:editing-cycles>22</meta:editing-cycles>
    <meta:editing-duration>PT0S</meta:editing-duration>
    <meta:user-defined meta:name="KSOProductBuildVer">1036-11.1.0.9505</meta:user-defined>
    <meta:document-statistic meta:page-count="1" meta:paragraph-count="35" meta:word-count="2698" meta:character-count="17506" meta:row-count="123" meta:non-whitespace-character-count="14843"/>
  </office:meta>
</office:document-meta>
</file>